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5" style:family="paragraph" style:parent-style-name="Standard">
      <style:text-properties officeooo:rsid="0052c4d7" officeooo:paragraph-rsid="0052c4d7"/>
    </style:style>
    <style:style style:name="P76" style:family="paragraph" style:parent-style-name="Standard">
      <style:text-properties officeooo:paragraph-rsid="0052c4d7"/>
    </style:style>
    <style:style style:name="P77" style:family="paragraph" style:parent-style-name="Standard">
      <style:text-properties officeooo:rsid="0052cbef" officeooo:paragraph-rsid="0052cbef"/>
    </style:style>
    <style:style style:name="P78" style:family="paragraph" style:parent-style-name="Standard">
      <style:text-properties officeooo:rsid="00557a58" officeooo:paragraph-rsid="0052c4d7"/>
    </style:style>
    <style:style style:name="P79" style:family="paragraph" style:parent-style-name="Standard">
      <style:text-properties officeooo:rsid="0057d4ba" officeooo:paragraph-rsid="0057d4ba"/>
    </style:style>
    <style:style style:name="P80" style:family="paragraph" style:parent-style-name="Standard">
      <style:text-properties officeooo:rsid="0057d4ba" officeooo:paragraph-rsid="005b64aa"/>
    </style:style>
    <style:style style:name="P81" style:family="paragraph" style:parent-style-name="Standard">
      <style:text-properties officeooo:paragraph-rsid="005c4fb2"/>
    </style:style>
    <style:style style:name="P82" style:family="paragraph" style:parent-style-name="Standard">
      <style:text-properties officeooo:paragraph-rsid="005d230b"/>
    </style:style>
    <style:style style:name="P83" style:family="paragraph" style:parent-style-name="Standard">
      <style:text-properties officeooo:rsid="005d230b" officeooo:paragraph-rsid="005d230b"/>
    </style:style>
    <style:style style:name="P84" style:family="paragraph" style:parent-style-name="Standard">
      <style:text-properties officeooo:rsid="005e64e6" officeooo:paragraph-rsid="005e64e6"/>
    </style:style>
    <style:style style:name="P85" style:family="paragraph" style:parent-style-name="Standard">
      <style:text-properties officeooo:rsid="00622346" officeooo:paragraph-rsid="00622346"/>
    </style:style>
    <style:style style:name="P86" style:family="paragraph" style:parent-style-name="Standard">
      <style:text-properties officeooo:rsid="00622346" officeooo:paragraph-rsid="0063a0dd"/>
    </style:style>
    <style:style style:name="P87" style:family="paragraph" style:parent-style-name="Standard">
      <style:text-properties officeooo:paragraph-rsid="0063a0dd"/>
    </style:style>
    <style:style style:name="P88" style:family="paragraph" style:parent-style-name="Standard">
      <style:text-properties style:text-underline-style="none"/>
    </style:style>
    <style:style style:name="P89" style:family="paragraph" style:parent-style-name="Standard">
      <style:text-properties style:text-underline-style="none" officeooo:rsid="00587d44" officeooo:paragraph-rsid="0057d4ba"/>
    </style:style>
    <style:style style:name="P90" style:family="paragraph" style:parent-style-name="Standard">
      <style:text-properties style:text-underline-style="none" officeooo:rsid="006d7d73" officeooo:paragraph-rsid="006d7d73"/>
    </style:style>
    <style:style style:name="P91" style:family="paragraph" style:parent-style-name="Standard">
      <style:text-properties style:text-underline-style="none" officeooo:rsid="006d7d73" officeooo:paragraph-rsid="00843ab7"/>
    </style:style>
    <style:style style:name="P92" style:family="paragraph" style:parent-style-name="Standard">
      <style:text-properties style:text-underline-style="none" fo:font-weight="bold" officeooo:rsid="006d7d73" officeooo:paragraph-rsid="006d7d73" style:font-weight-asian="bold" style:font-weight-complex="bold"/>
    </style:style>
    <style:style style:name="P93" style:family="paragraph" style:parent-style-name="Standard">
      <style:text-properties style:text-underline-style="none" fo:font-weight="bold" officeooo:rsid="006ff775" officeooo:paragraph-rsid="006ff775" style:font-weight-asian="bold" style:font-weight-complex="bold"/>
    </style:style>
    <style:style style:name="P94" style:family="paragraph" style:parent-style-name="Standard">
      <style:text-properties style:text-underline-style="none" fo:font-weight="bold" officeooo:rsid="008a493a" officeooo:paragraph-rsid="008a493a" style:font-weight-asian="bold" style:font-weight-complex="bold"/>
    </style:style>
    <style:style style:name="P95" style:family="paragraph" style:parent-style-name="Standard">
      <style:text-properties style:text-underline-style="none" fo:font-weight="bold" officeooo:rsid="008b3db3" officeooo:paragraph-rsid="008b3db3" style:font-weight-asian="bold" style:font-weight-complex="bold"/>
    </style:style>
    <style:style style:name="P96" style:family="paragraph" style:parent-style-name="Standard">
      <style:text-properties style:text-underline-style="none" fo:font-weight="bold" officeooo:rsid="008dc1df" officeooo:paragraph-rsid="008dc1df" style:font-weight-asian="bold" style:font-weight-complex="bold"/>
    </style:style>
    <style:style style:name="P97" style:family="paragraph" style:parent-style-name="Standard">
      <style:text-properties style:text-underline-style="none" officeooo:rsid="006ff775" officeooo:paragraph-rsid="006ff775"/>
    </style:style>
    <style:style style:name="P98" style:family="paragraph" style:parent-style-name="Standard">
      <style:text-properties style:text-underline-style="none" officeooo:rsid="00716a5b" officeooo:paragraph-rsid="00716a5b"/>
    </style:style>
    <style:style style:name="P99" style:family="paragraph" style:parent-style-name="Standard">
      <style:text-properties style:text-underline-style="none" officeooo:rsid="007ca140" officeooo:paragraph-rsid="007ca140"/>
    </style:style>
    <style:style style:name="P100" style:family="paragraph" style:parent-style-name="Standard">
      <style:text-properties style:text-underline-style="none" fo:font-weight="normal" style:font-weight-asian="normal" style:font-weight-complex="normal"/>
    </style:style>
    <style:style style:name="P101" style:family="paragraph" style:parent-style-name="Standard">
      <style:text-properties style:text-underline-style="none" fo:font-weight="normal" officeooo:rsid="006d7d73" officeooo:paragraph-rsid="006d7d73" style:font-weight-asian="normal" style:font-weight-complex="normal"/>
    </style:style>
    <style:style style:name="P102" style:family="paragraph" style:parent-style-name="Standard">
      <style:text-properties style:text-underline-style="none" fo:font-weight="normal" officeooo:rsid="008b3db3" officeooo:paragraph-rsid="008b3db3" style:font-weight-asian="normal" style:font-weight-complex="normal"/>
    </style:style>
    <style:style style:name="P103" style:family="paragraph" style:parent-style-name="Standard">
      <style:text-properties style:text-underline-style="none" fo:font-weight="normal" officeooo:rsid="008f4a82" officeooo:paragraph-rsid="008f4a82" style:font-weight-asian="normal" style:font-weight-complex="normal"/>
    </style:style>
    <style:style style:name="P104" style:family="paragraph" style:parent-style-name="Standard">
      <style:text-properties style:text-underline-style="none" officeooo:rsid="007e9ac8" officeooo:paragraph-rsid="006d7d73"/>
    </style:style>
    <style:style style:name="P105" style:family="paragraph" style:parent-style-name="Standard">
      <style:text-properties style:text-underline-style="none" officeooo:rsid="007e9ac8" officeooo:paragraph-rsid="007e9ac8"/>
    </style:style>
    <style:style style:name="P106" style:family="paragraph" style:parent-style-name="Standard">
      <style:text-properties style:text-underline-style="none" officeooo:rsid="00843ab7" officeooo:paragraph-rsid="00843ab7"/>
    </style:style>
    <style:style style:name="P107" style:family="paragraph" style:parent-style-name="Standard">
      <style:text-properties style:text-underline-style="none" officeooo:rsid="00858912" officeooo:paragraph-rsid="00858912"/>
    </style:style>
    <style:style style:name="P108" style:family="paragraph" style:parent-style-name="Standard">
      <style:text-properties style:text-underline-style="none" officeooo:rsid="008c8244" officeooo:paragraph-rsid="008c8244"/>
    </style:style>
    <style:style style:name="P109" style:family="paragraph" style:parent-style-name="Standard">
      <style:text-properties style:text-underline-style="solid" style:text-underline-type="double" style:text-underline-width="auto" style:text-underline-color="font-color"/>
    </style:style>
    <style:style style:name="P110"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1"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97"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98"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99"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00"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01"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02"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03"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04"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05"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06"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07"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08"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09"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10"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11"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12"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17"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18"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19"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20"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21"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22"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23"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41"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42"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343"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344"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45"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46"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47"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348"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4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50"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51"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352"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353"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354"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55"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356" style:family="paragraph" style:parent-style-name="Standard">
      <style:paragraph-properties fo:text-align="start" style:justify-single-word="false"/>
      <style:text-properties officeooo:paragraph-rsid="01ca0c5f"/>
    </style:style>
    <style:style style:name="P357"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58"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359"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36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361"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6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6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6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36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36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3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3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3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76" style:family="paragraph" style:parent-style-name="Table_20_Contents">
      <style:paragraph-properties fo:margin-top="0cm" fo:margin-bottom="0cm" loext:contextual-spacing="false" style:line-height-at-least="0.582cm" fo:text-align="justify" style:justify-single-word="false"/>
    </style:style>
    <style:style style:name="P377" style:family="paragraph" style:parent-style-name="Table_20_Heading">
      <style:paragraph-properties fo:margin-top="0cm" fo:margin-bottom="0cm" loext:contextual-spacing="false" style:line-height-at-least="0.582cm" fo:text-align="justify" style:justify-single-word="false"/>
    </style:style>
    <style:style style:name="P378" style:family="paragraph" style:parent-style-name="Standard" style:list-style-name="L1"/>
    <style:style style:name="P379" style:family="paragraph" style:parent-style-name="Standard" style:list-style-name="L1">
      <style:text-properties officeooo:rsid="003f74c2" officeooo:paragraph-rsid="003f74c2"/>
    </style:style>
    <style:style style:name="P380"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81"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82"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83"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84"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85"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86"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87"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88"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389"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officeooo:rsid="00123898"/>
    </style:style>
    <style:style style:name="T31" style:family="text">
      <style:text-properties officeooo:rsid="00174f4f"/>
    </style:style>
    <style:style style:name="T32" style:family="text">
      <style:text-properties officeooo:rsid="0018fe43"/>
    </style:style>
    <style:style style:name="T33" style:family="text">
      <style:text-properties fo:font-weight="bold" style:font-weight-asian="bold" style:font-weight-complex="bold"/>
    </style:style>
    <style:style style:name="T34" style:family="text">
      <style:text-properties fo:font-weight="bold" officeooo:rsid="002964db" style:font-weight-asian="bold" style:font-weight-complex="bold"/>
    </style:style>
    <style:style style:name="T35" style:family="text">
      <style:text-properties fo:font-weight="bold" officeooo:rsid="00d21832" style:font-weight-asian="bold" style:font-weight-complex="bold"/>
    </style:style>
    <style:style style:name="T36" style:family="text">
      <style:text-properties fo:font-weight="bold" officeooo:rsid="011001dc" style:font-weight-asian="bold" style:font-weight-complex="bold"/>
    </style:style>
    <style:style style:name="T37" style:family="text">
      <style:text-properties fo:font-weight="bold" officeooo:rsid="01110991" style:font-weight-asian="bold" style:font-weight-complex="bold"/>
    </style:style>
    <style:style style:name="T38" style:family="text">
      <style:text-properties fo:font-weight="bold" officeooo:rsid="0172d9fe" style:font-weight-asian="bold" style:font-weight-complex="bold"/>
    </style:style>
    <style:style style:name="T39" style:family="text">
      <style:text-properties fo:font-weight="bold" officeooo:rsid="0176bb0a" style:font-weight-asian="bold" style:font-weight-complex="bold"/>
    </style:style>
    <style:style style:name="T40" style:family="text">
      <style:text-properties fo:font-weight="bold" officeooo:rsid="01751b9f" style:font-weight-asian="bold" style:font-weight-complex="bold"/>
    </style:style>
    <style:style style:name="T41" style:family="text">
      <style:text-properties fo:font-weight="bold" officeooo:rsid="017a4901" style:font-weight-asian="bold" style:font-weight-complex="bold"/>
    </style:style>
    <style:style style:name="T42" style:family="text">
      <style:text-properties fo:font-weight="bold" officeooo:rsid="017e50d5" style:font-weight-asian="bold" style:font-weight-complex="bold"/>
    </style:style>
    <style:style style:name="T43" style:family="text">
      <style:text-properties fo:font-weight="bold" officeooo:rsid="019cf490" style:font-weight-asian="bold" style:font-weight-complex="bold"/>
    </style:style>
    <style:style style:name="T44" style:family="text">
      <style:text-properties fo:font-weight="bold" officeooo:rsid="01d7b743" style:font-weight-asian="bold" style:font-weight-complex="bold"/>
    </style:style>
    <style:style style:name="T45" style:family="text">
      <style:text-properties fo:font-weight="bold" officeooo:rsid="01dd7ef1" style:font-weight-asian="bold" style:font-weight-complex="bold"/>
    </style:style>
    <style:style style:name="T46" style:family="text">
      <style:text-properties fo:font-weight="bold" officeooo:rsid="0212f6fe" style:font-weight-asian="bold" style:font-weight-complex="bold"/>
    </style:style>
    <style:style style:name="T47" style:family="text">
      <style:text-properties officeooo:rsid="001e8bd5"/>
    </style:style>
    <style:style style:name="T48" style:family="text">
      <style:text-properties officeooo:rsid="0031b568"/>
    </style:style>
    <style:style style:name="T49" style:family="text">
      <style:text-properties officeooo:rsid="00348dfb"/>
    </style:style>
    <style:style style:name="T50" style:family="text">
      <style:text-properties officeooo:rsid="0037abc5"/>
    </style:style>
    <style:style style:name="T51" style:family="text">
      <style:text-properties officeooo:rsid="003b45c7"/>
    </style:style>
    <style:style style:name="T52" style:family="text">
      <style:text-properties officeooo:rsid="003d245a"/>
    </style:style>
    <style:style style:name="T53" style:family="text">
      <style:text-properties officeooo:rsid="00414155"/>
    </style:style>
    <style:style style:name="T54" style:family="text">
      <style:text-properties officeooo:rsid="004bc41a"/>
    </style:style>
    <style:style style:name="T55" style:family="text">
      <style:text-properties officeooo:rsid="004cdf74"/>
    </style:style>
    <style:style style:name="T56" style:family="text">
      <style:text-properties officeooo:rsid="004edf74"/>
    </style:style>
    <style:style style:name="T57" style:family="text">
      <style:text-properties officeooo:rsid="0053ac63"/>
    </style:style>
    <style:style style:name="T58" style:family="text">
      <style:text-properties officeooo:rsid="00557a58"/>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587d44" style:font-weight-asian="bold" style:font-weight-complex="bold"/>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10310f1" style:font-weight-asian="normal" style:font-weight-complex="normal"/>
    </style:style>
    <style:style style:name="T64" style:family="text">
      <style:text-properties style:text-underline-style="solid" style:text-underline-width="auto" style:text-underline-color="font-color" officeooo:rsid="009f3c48"/>
    </style:style>
    <style:style style:name="T65" style:family="text">
      <style:text-properties style:text-underline-style="none" officeooo:rsid="00587d44"/>
    </style:style>
    <style:style style:name="T66" style:family="text">
      <style:text-properties style:text-underline-style="none" officeooo:rsid="005960eb"/>
    </style:style>
    <style:style style:name="T67" style:family="text">
      <style:text-properties style:text-underline-style="none" fo:font-weight="bold" officeooo:rsid="005960eb" style:font-weight-asian="bold" style:font-weight-complex="bold"/>
    </style:style>
    <style:style style:name="T68" style:family="text">
      <style:text-properties style:text-underline-style="none" fo:font-weight="bold" officeooo:rsid="00598e8e" style:font-weight-asian="bold" style:font-weight-complex="bold"/>
    </style:style>
    <style:style style:name="T69" style:family="text">
      <style:text-properties style:text-underline-style="none" officeooo:rsid="00598e8e"/>
    </style:style>
    <style:style style:name="T70" style:family="text">
      <style:text-properties style:text-underline-style="none" officeooo:rsid="005b64aa"/>
    </style:style>
    <style:style style:name="T71" style:family="text">
      <style:text-properties officeooo:rsid="005c4fb2"/>
    </style:style>
    <style:style style:name="T72" style:family="text">
      <style:text-properties officeooo:rsid="005d230b"/>
    </style:style>
    <style:style style:name="T73" style:family="text">
      <style:text-properties style:text-position="super 58%"/>
    </style:style>
    <style:style style:name="T74" style:family="text">
      <style:text-properties officeooo:rsid="00653dbe"/>
    </style:style>
    <style:style style:name="T75" style:family="text">
      <style:text-properties officeooo:rsid="0072c07a"/>
    </style:style>
    <style:style style:name="T76" style:family="text">
      <style:text-properties officeooo:rsid="0076ae1a"/>
    </style:style>
    <style:style style:name="T77" style:family="text">
      <style:text-properties officeooo:rsid="0076e8b4"/>
    </style:style>
    <style:style style:name="T78" style:family="text">
      <style:text-properties officeooo:rsid="0077d147"/>
    </style:style>
    <style:style style:name="T79" style:family="text">
      <style:text-properties officeooo:rsid="007972ef"/>
    </style:style>
    <style:style style:name="T80" style:family="text">
      <style:text-properties fo:font-size="12pt" fo:font-weight="normal" officeooo:rsid="007e9ac8" style:font-size-asian="12pt" style:font-weight-asian="normal" style:font-size-complex="12pt" style:font-weight-complex="normal"/>
    </style:style>
    <style:style style:name="T81"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82" style:family="text">
      <style:text-properties officeooo:rsid="0080cf55"/>
    </style:style>
    <style:style style:name="T83" style:family="text">
      <style:text-properties officeooo:rsid="008267ff"/>
    </style:style>
    <style:style style:name="T84" style:family="text">
      <style:text-properties officeooo:rsid="00862df0"/>
    </style:style>
    <style:style style:name="T85" style:family="text">
      <style:text-properties officeooo:rsid="009054bc"/>
    </style:style>
    <style:style style:name="T86" style:family="text">
      <style:text-properties officeooo:rsid="00943999"/>
    </style:style>
    <style:style style:name="T87" style:family="text">
      <style:text-properties officeooo:rsid="009f3c48"/>
    </style:style>
    <style:style style:name="T88" style:family="text">
      <style:text-properties officeooo:rsid="00a1860e"/>
    </style:style>
    <style:style style:name="T89" style:family="text">
      <style:text-properties officeooo:rsid="00a7d41f"/>
    </style:style>
    <style:style style:name="T90" style:family="text">
      <style:text-properties officeooo:rsid="00ab170d"/>
    </style:style>
    <style:style style:name="T91" style:family="text">
      <style:text-properties officeooo:rsid="00ab666b"/>
    </style:style>
    <style:style style:name="T92" style:family="text">
      <style:text-properties officeooo:rsid="00b882ed"/>
    </style:style>
    <style:style style:name="T93" style:family="text">
      <style:text-properties officeooo:rsid="00b8b61b"/>
    </style:style>
    <style:style style:name="T94" style:family="text">
      <style:text-properties officeooo:rsid="00c16318"/>
    </style:style>
    <style:style style:name="T95" style:family="text">
      <style:text-properties officeooo:rsid="00c33c61"/>
    </style:style>
    <style:style style:name="T96" style:family="text">
      <style:text-properties officeooo:rsid="00cbb65f"/>
    </style:style>
    <style:style style:name="T97" style:family="text">
      <style:text-properties officeooo:rsid="00cfa146"/>
    </style:style>
    <style:style style:name="T98" style:family="text">
      <style:text-properties officeooo:rsid="00d21832"/>
    </style:style>
    <style:style style:name="T99" style:family="text">
      <style:text-properties officeooo:rsid="00d7aa53"/>
    </style:style>
    <style:style style:name="T100" style:family="text">
      <style:text-properties officeooo:rsid="00d9b7cf"/>
    </style:style>
    <style:style style:name="T101" style:family="text">
      <style:text-properties officeooo:rsid="00e2d6c9"/>
    </style:style>
    <style:style style:name="T102" style:family="text">
      <style:text-properties style:font-name="monospace" fo:font-size="11.25pt" fo:background-color="#ecf0f3" loext:char-shading-value="0" loext:padding="0cm" loext:border="none"/>
    </style:style>
    <style:style style:name="T103" style:family="text">
      <style:text-properties officeooo:rsid="00ef9f20"/>
    </style:style>
    <style:style style:name="T104" style:family="text">
      <style:text-properties officeooo:rsid="0103c0e6"/>
    </style:style>
    <style:style style:name="T105" style:family="text">
      <style:text-properties officeooo:rsid="0105582e"/>
    </style:style>
    <style:style style:name="T106" style:family="text">
      <style:text-properties officeooo:rsid="0106be62"/>
    </style:style>
    <style:style style:name="T107" style:family="text">
      <style:text-properties officeooo:rsid="0108fdd4"/>
    </style:style>
    <style:style style:name="T108" style:family="text">
      <style:text-properties officeooo:rsid="011001dc"/>
    </style:style>
    <style:style style:name="T109" style:family="text">
      <style:text-properties officeooo:rsid="01110991"/>
    </style:style>
    <style:style style:name="T110" style:family="text">
      <style:text-properties officeooo:rsid="01120813"/>
    </style:style>
    <style:style style:name="T111" style:family="text">
      <style:text-properties officeooo:rsid="01140f31"/>
    </style:style>
    <style:style style:name="T112" style:family="text">
      <style:text-properties officeooo:rsid="011f206b"/>
    </style:style>
    <style:style style:name="T113" style:family="text">
      <style:text-properties officeooo:rsid="0123d194"/>
    </style:style>
    <style:style style:name="T114" style:family="text">
      <style:text-properties officeooo:rsid="012509cd"/>
    </style:style>
    <style:style style:name="T115" style:family="text">
      <style:text-properties officeooo:rsid="012984b8"/>
    </style:style>
    <style:style style:name="T116" style:family="text">
      <style:text-properties fo:font-style="italic"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officeooo:rsid="0130802a"/>
    </style:style>
    <style:style style:name="T119" style:family="text">
      <style:text-properties officeooo:rsid="013182c0"/>
    </style:style>
    <style:style style:name="T120" style:family="text">
      <style:text-properties officeooo:rsid="0132ee39"/>
    </style:style>
    <style:style style:name="T121" style:family="text">
      <style:text-properties officeooo:rsid="01335126"/>
    </style:style>
    <style:style style:name="T122" style:family="text">
      <style:text-properties officeooo:rsid="01358ecd"/>
    </style:style>
    <style:style style:name="T123" style:family="text">
      <style:text-properties fo:font-style="normal" style:font-style-asian="normal" style:font-style-complex="normal"/>
    </style:style>
    <style:style style:name="T124" style:family="text">
      <style:text-properties fo:font-style="normal" officeooo:rsid="013931ab" style:font-style-asian="normal" style:font-style-complex="normal"/>
    </style:style>
    <style:style style:name="T125" style:family="text">
      <style:text-properties fo:font-style="normal" officeooo:rsid="013ae556" style:font-style-asian="normal" style:font-style-complex="normal"/>
    </style:style>
    <style:style style:name="T126" style:family="text">
      <style:text-properties officeooo:rsid="0137f706"/>
    </style:style>
    <style:style style:name="T127" style:family="text">
      <style:text-properties officeooo:rsid="0141a094"/>
    </style:style>
    <style:style style:name="T128" style:family="text">
      <style:text-properties officeooo:rsid="0145ce0c"/>
    </style:style>
    <style:style style:name="T129" style:family="text">
      <style:text-properties officeooo:rsid="014751d7"/>
    </style:style>
    <style:style style:name="T130" style:family="text">
      <style:text-properties officeooo:rsid="014bc686"/>
    </style:style>
    <style:style style:name="T131" style:family="text">
      <style:text-properties officeooo:rsid="01516a16"/>
    </style:style>
    <style:style style:name="T132" style:family="text">
      <style:text-properties officeooo:rsid="0158864f"/>
    </style:style>
    <style:style style:name="T133" style:family="text">
      <style:text-properties officeooo:rsid="015b246a"/>
    </style:style>
    <style:style style:name="T134" style:family="text">
      <style:text-properties officeooo:rsid="015d8a31"/>
    </style:style>
    <style:style style:name="T135" style:family="text">
      <style:text-properties officeooo:rsid="015ff4dc"/>
    </style:style>
    <style:style style:name="T136" style:family="text">
      <style:text-properties officeooo:rsid="01609649"/>
    </style:style>
    <style:style style:name="T137" style:family="text">
      <style:text-properties fo:background-color="#fff200" loext:char-shading-value="0"/>
    </style:style>
    <style:style style:name="T138" style:family="text">
      <style:text-properties officeooo:rsid="0167d94c"/>
    </style:style>
    <style:style style:name="T139" style:family="text">
      <style:text-properties officeooo:rsid="01751b9f"/>
    </style:style>
    <style:style style:name="T140" style:family="text">
      <style:text-properties officeooo:rsid="01787ceb"/>
    </style:style>
    <style:style style:name="T141" style:family="text">
      <style:text-properties officeooo:rsid="017a4901"/>
    </style:style>
    <style:style style:name="T142" style:family="text">
      <style:text-properties officeooo:rsid="017e50d5"/>
    </style:style>
    <style:style style:name="T143" style:family="text">
      <style:text-properties officeooo:rsid="0184f975"/>
    </style:style>
    <style:style style:name="T144" style:family="text">
      <style:text-properties officeooo:rsid="0185d506"/>
    </style:style>
    <style:style style:name="T145" style:family="text">
      <style:text-properties officeooo:rsid="018c99bc"/>
    </style:style>
    <style:style style:name="T146" style:family="text">
      <style:text-properties officeooo:rsid="0192a8de"/>
    </style:style>
    <style:style style:name="T147" style:family="text">
      <style:text-properties officeooo:rsid="01978fc6"/>
    </style:style>
    <style:style style:name="T148" style:family="text">
      <style:text-properties officeooo:rsid="019a2304"/>
    </style:style>
    <style:style style:name="T149" style:family="text">
      <style:text-properties officeooo:rsid="019cf490"/>
    </style:style>
    <style:style style:name="T150" style:family="text">
      <style:text-properties officeooo:rsid="01a038bc"/>
    </style:style>
    <style:style style:name="T151" style:family="text">
      <style:text-properties officeooo:rsid="01a2b053"/>
    </style:style>
    <style:style style:name="T152" style:family="text">
      <style:text-properties officeooo:rsid="01a3ecb1"/>
    </style:style>
    <style:style style:name="T153" style:family="text">
      <style:text-properties officeooo:rsid="01a6083b"/>
    </style:style>
    <style:style style:name="T154" style:family="text">
      <style:text-properties officeooo:rsid="01a93d4b"/>
    </style:style>
    <style:style style:name="T155" style:family="text">
      <style:text-properties officeooo:rsid="01358ecd" style:font-size-asian="12pt"/>
    </style:style>
    <style:style style:name="T156" style:family="text">
      <style:text-properties officeooo:rsid="01a96df6" style:font-size-asian="12pt"/>
    </style:style>
    <style:style style:name="T157" style:family="text">
      <style:text-properties officeooo:rsid="01aabc83"/>
    </style:style>
    <style:style style:name="T158" style:family="text">
      <style:text-properties officeooo:rsid="01b0f70c"/>
    </style:style>
    <style:style style:name="T159" style:family="text">
      <style:text-properties officeooo:rsid="01b55fc1"/>
    </style:style>
    <style:style style:name="T160" style:family="text">
      <style:text-properties officeooo:rsid="01b65394"/>
    </style:style>
    <style:style style:name="T161" style:family="text">
      <style:text-properties officeooo:rsid="01b7cb7a"/>
    </style:style>
    <style:style style:name="T162" style:family="text">
      <style:text-properties officeooo:rsid="01ba04cb"/>
    </style:style>
    <style:style style:name="T163" style:family="text">
      <style:text-properties officeooo:rsid="01bb4c97"/>
    </style:style>
    <style:style style:name="T164" style:family="text">
      <style:text-properties officeooo:rsid="01bc36cd"/>
    </style:style>
    <style:style style:name="T165" style:family="text">
      <style:text-properties officeooo:rsid="01c4cfe9"/>
    </style:style>
    <style:style style:name="T166" style:family="text">
      <style:text-properties officeooo:rsid="01c6cd3c"/>
    </style:style>
    <style:style style:name="T167" style:family="text">
      <style:text-properties officeooo:rsid="01cbcab4"/>
    </style:style>
    <style:style style:name="T168" style:family="text">
      <style:text-properties fo:font-size="10pt" style:font-size-asian="10pt" style:font-size-complex="10pt"/>
    </style:style>
    <style:style style:name="T169" style:family="text">
      <style:text-properties fo:font-size="10pt" officeooo:rsid="02135d4d" style:font-size-asian="10pt" style:font-size-complex="10pt"/>
    </style:style>
    <style:style style:name="T170" style:family="text">
      <style:text-properties officeooo:rsid="01d305e2"/>
    </style:style>
    <style:style style:name="T171" style:family="text">
      <style:text-properties officeooo:rsid="01d4250c"/>
    </style:style>
    <style:style style:name="T172" style:family="text">
      <style:text-properties officeooo:rsid="01d7b743"/>
    </style:style>
    <style:style style:name="T173" style:family="text">
      <style:text-properties officeooo:rsid="01d98c23"/>
    </style:style>
    <style:style style:name="T174" style:family="text">
      <style:text-properties officeooo:rsid="01db2838"/>
    </style:style>
    <style:style style:name="T175" style:family="text">
      <style:text-properties fo:color="#ce181e" style:text-underline-style="solid" style:text-underline-width="auto" style:text-underline-color="font-color" officeooo:rsid="01cbcab4"/>
    </style:style>
    <style:style style:name="T176" style:family="text">
      <style:text-properties fo:color="#ce181e" officeooo:rsid="01cbcab4"/>
    </style:style>
    <style:style style:name="T177" style:family="text">
      <style:text-properties officeooo:rsid="01e195d5"/>
    </style:style>
    <style:style style:name="T178" style:family="text">
      <style:text-properties officeooo:rsid="01e35af8"/>
    </style:style>
    <style:style style:name="T179" style:family="text">
      <style:text-properties officeooo:rsid="01f11b72"/>
    </style:style>
    <style:style style:name="T180" style:family="text">
      <style:text-properties officeooo:rsid="01f614fc"/>
    </style:style>
    <style:style style:name="T181" style:family="text">
      <style:text-properties officeooo:rsid="01f7c8ec"/>
    </style:style>
    <style:style style:name="T182" style:family="text">
      <style:text-properties officeooo:rsid="01f8ba69"/>
    </style:style>
    <style:style style:name="T183" style:family="text">
      <style:text-properties officeooo:rsid="01f8c409"/>
    </style:style>
    <style:style style:name="T184" style:family="text">
      <style:text-properties officeooo:rsid="01f8e1eb"/>
    </style:style>
    <style:style style:name="T185" style:family="text">
      <style:text-properties officeooo:rsid="01f94326"/>
    </style:style>
    <style:style style:name="T186" style:family="text">
      <style:text-properties officeooo:rsid="01f9de22"/>
    </style:style>
    <style:style style:name="T187" style:family="text">
      <style:text-properties officeooo:rsid="01fb16f6"/>
    </style:style>
    <style:style style:name="T188" style:family="text">
      <style:text-properties officeooo:rsid="01fc2aaf"/>
    </style:style>
    <style:style style:name="T189" style:family="text">
      <style:text-properties officeooo:rsid="01fd07bd"/>
    </style:style>
    <style:style style:name="T190" style:family="text">
      <style:text-properties officeooo:rsid="0202f80f"/>
    </style:style>
    <style:style style:name="T191" style:family="text">
      <style:text-properties officeooo:rsid="0203781f"/>
    </style:style>
    <style:style style:name="T192" style:family="text">
      <style:text-properties officeooo:rsid="0212f6fe"/>
    </style:style>
    <style:style style:name="T193" style:family="text">
      <style:text-properties officeooo:rsid="02135d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0">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0">S</text:span>earch for the already installed extensions: <text:s text:c="2"/>@installed</text:p>
      <text:p text:style-name="P22"/>
      <text:p text:style-name="P2">Which extensions to install:</text:p>
      <text:p text:style-name="P23">Python</text:p>
      <text:p text:style-name="P24">Pyright</text:p>
      <text:p text:style-name="P360">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33">Install development tools:</text:span> Which contains python libraries,dependencies and other things for other programing languages.</text:p>
      <text:p text:style-name="P42"/>
      <text:p text:style-name="P4">To install <text:span text:style-name="T31">development tools, git included</text:span> on a Centos <text:span text:style-name="T31">7</text:span>: <text:tab/></text:p>
      <text:p text:style-name="P34">yum groupinstall -y “development tools”<text:tab/></text:p>
      <text:p text:style-name="P34"/>
      <text:p text:style-name="P3"><text:span text:style-name="T32">To list development tools content in Centos 8 / RHEL 8:</text:span><text:span text:style-name="T1"> </text:span></text:p>
      <text:p text:style-name="P26">dnf groupinfo "Development Tools"</text:p>
      <text:p text:style-name="Standard"/>
      <text:p text:style-name="P27"><text:span text:style-name="T33">Install it on RHEL 8 / Centos 8:</text:span> <text:s text:c="4"/>dnf group install "Development Tools"</text:p>
      <text:p text:style-name="Standard"/>
      <text:p text:style-name="P28"><text:span text:style-name="T33">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180">xz\\</text:span></text:p>
      <text:p text:style-name="P29">curl https://raw.githubusercontent.com/linuxacademy/content-python3-sysadmin/master/helpers/bashrc -o ~/.bashrc</text:p>
      <text:p text:style-name="Standard"/>
      <text:p text:style-name="Standard">-<text:span text:style-name="T47">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33">~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33">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34">C</text:span><text:span text:style-name="T33">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48"><text:s/></text:span></text:p>
      <text:p text:style-name="Standard"/>
      <text:p text:style-name="Standard"><text:span text:style-name="T33">make altinstall</text:span> <text:s text:c="2"/>→<text:span text:style-name="T48">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33">Upgrade Pip:</text:span> <text:s/>Pip is the packet manager for python.</text:p>
      <text:p text:style-name="P47"/>
      <text:p text:style-name="P48">sudo pip3.6 install --upgrade pip <text:s text:c="2"/>–<text:span text:style-name="T49">&gt; will give command not found error.</text:span></text:p>
      <text:p text:style-name="P48"/>
      <text:p text:style-name="P49">Edit /etc/sudoers</text:p>
      <text:p text:style-name="P49"/>
      <text:p text:style-name="P49">Search for “secure_path” <text:span text:style-name="T50">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51">(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52">Python 2 vs. Python 3</text:span></text:a></text:p>
      <text:p text:style-name="P53"><text:a xlink:type="simple" xlink:href="https://docs.python.org/3/whatsnew/3.0.html" text:style-name="Internet_20_link" text:visited-style-name="Visited_20_Internet_20_Link"><text:span text:style-name="T52">Differences between Python 2 &amp; 3</text:span></text:a></text:p>
      <text:p text:style-name="P51"/>
      <text:p text:style-name="Standard"/>
      <text:p text:style-name="P54"><text:span text:style-name="T33">REPL:</text:span> Read Evaluate Print Loop.</text:p>
      <text:p text:style-name="P55">Is the python interpreter free IDE, in which you can type commands.</text:p>
      <text:p text:style-name="P54"/>
      <text:list xml:id="list3573264176" text:style-name="L1">
        <text:list-item>
          <text:p text:style-name="P379"><text:span text:style-name="T33">R</text:span>ead the user input (your Python commands).</text:p>
        </text:list-item>
        <text:list-item>
          <text:p text:style-name="P379"><text:span text:style-name="T33">E</text:span>valuate your code (to work out what you mean).</text:p>
        </text:list-item>
        <text:list-item>
          <text:p text:style-name="P379"><text:span text:style-name="T33">P</text:span>rint any results (so you can see the computer’s response).</text:p>
        </text:list-item>
        <text:list-item>
          <text:p text:style-name="P379"><text:span text:style-name="T33">L</text:span>oop back to step 1 (to continue the conversation).</text:p>
          <text:p text:style-name="P378"/>
        </text:list-item>
      </text:list>
      <text:p text:style-name="P55">&gt;&gt;&gt; <text:span text:style-name="T53">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362"/>
      <text:p text:style-name="P58"/>
      <text:p text:style-name="P58"><text:tab/></text:p>
      <text:p text:style-name="P58"/>
      <text:p text:style-name="P58"/>
      <text:p text:style-name="P58"/>
      <text:p text:style-name="P59"><text:soft-page-break/><text:span text:style-name="T56">Str / </text:span>St<text:span text:style-name="T54">r</text:span>ings:</text:p>
      <text:p text:style-name="Standard"><text:a xlink:type="simple" xlink:href="https://docs.python.org/3/library/stdtypes.html#text-sequence-type-str" text:style-name="Internet_20_link" text:visited-style-name="Visited_20_Internet_20_Link"><text:span text:style-name="T55">Python documentation</text:span></text:a></text:p>
      <text:p text:style-name="Standard"/>
      <text:p text:style-name="P16">Ordered sequence of characters, can not be modified.</text:p>
      <text:p text:style-name="P76"/>
      <text:p text:style-name="P75">For Python double and single quotes (“ ” <text:s text:c="2"/>‘ ’ ) are the same.</text:p>
      <text:p text:style-name="P77"/>
      <text:p text:style-name="P77">You can use triple quotes (“ ” ”) <text:span text:style-name="T57">and will let you to type in several lines until you close them again:</text:span></text:p>
      <text:p text:style-name="P77"/>
      <text:p text:style-name="P75">&gt;&gt;&gt; """ <text:s text:c="15"/>→<text:span text:style-name="T58"> you can do the same with triple single quotes, python doesn’t care.</text:span></text:p>
      <text:p text:style-name="P75">... This is a </text:p>
      <text:p text:style-name="P75">... muti-line string</text:p>
      <text:p text:style-name="P75">... """</text:p>
      <text:p text:style-name="P75">'\nThis is a \nmuti-line string\n'</text:p>
      <text:p text:style-name="P75">&gt;&gt;&gt; </text:p>
      <text:p text:style-name="P78"/>
      <text:p text:style-name="P15">Use a few operations:</text:p>
      <text:p text:style-name="P75">&gt;&gt;&gt; 'pass' + 'word'</text:p>
      <text:p text:style-name="P75">'password'</text:p>
      <text:p text:style-name="P75">&gt;&gt;&gt; </text:p>
      <text:p text:style-name="P75"/>
      <text:p text:style-name="P75">&gt;&gt;&gt; 'Ha' * 4</text:p>
      <text:p text:style-name="P75">'HaHaHaHa'</text:p>
      <text:p text:style-name="P75">&gt;&gt;&gt; </text:p>
      <text:p text:style-name="P75"/>
      <text:p text:style-name="P80">The real power of strings comes from the object oriented nature of python. </text:p>
      <text:p text:style-name="P80"><text:span text:style-name="T61">A string is an object</text:span><text:span text:style-name="T65"> and an object have two things:</text:span></text:p>
      <text:p text:style-name="P89"/>
      <text:p text:style-name="P79"><text:span text:style-name="T65"><text:tab/></text:span><text:span text:style-name="T67">State:</text:span><text:span text:style-name="T66"> In the case of a string is the entire content itselfs, Hello wold, HaHaHaHa, password, <text:tab/><text:tab/>the state is the text that we see.</text:span></text:p>
      <text:p text:style-name="P89"><text:tab/></text:p>
      <text:p text:style-name="P79"><text:span text:style-name="T65"><text:tab/></text:span><text:span text:style-name="T68">Behaviour:</text:span><text:span text:style-name="T69"> <text:s/></text:span><text:span text:style-name="T70">Functions attached to the object, methods.</text:span></text:p>
      <text:p text:style-name="P79"/>
      <text:p text:style-name="P79"/>
      <text:p text:style-name="Standard">&gt;&gt;&gt; </text:p>
      <text:p text:style-name="Standard">&gt;&gt;&gt; 'dou<text:span text:style-name="T33">b</text:span>le'.find('b')</text:p>
      <text:p text:style-name="Standard">3</text:p>
      <text:p text:style-name="Standard">&gt;&gt;&gt; </text:p>
      <text:p text:style-name="Standard"/>
      <text:p text:style-name="P81">'dou<text:span text:style-name="T33">b</text:span>le' →<text:span text:style-name="T71"> string</text:span></text:p>
      <text:p text:style-name="P81">.find→<text:span text:style-name="T71"> find is the method. <text:s/>The period (.) allows us to call a method, find in this example. <text:s/></text:span></text:p>
      <text:p text:style-name="P82">('b') <text:s/>→<text:span text:style-name="T72"> The find method will search for the letter b, if is in inside the string “double” will give us <text:tab/> the first index of that pattern.</text:span></text:p>
      <text:p text:style-name="P82"/>
      <text:p text:style-name="P83">We are searching for the b, there is one b in the 3<text:span text:style-name="T73">rd</text:span> position, counting 0,1,2,3.</text:p>
      <text:p text:style-name="P84">If it’s not there will give us -1</text:p>
      <text:p text:style-name="P84"/>
      <text:p text:style-name="P17">Another example:</text:p>
      <text:p text:style-name="P83">&gt;&gt;&gt; </text:p>
      <text:p text:style-name="P83">&gt;&gt;&gt; 'TeStInG'.lower()</text:p>
      <text:p text:style-name="P83">'testing'</text:p>
      <text:p text:style-name="P83">&gt;&gt;&gt; </text:p>
      <text:p text:style-name="P18"><text:soft-page-break/>Tabs, spaces, <text:span text:style-name="T74">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6">&gt;&gt;&gt; print("Tab<text:span text:style-name="T33">\t</text:span>Delimited")</text:p>
            <text:p text:style-name="P86">Tab<text:tab/>Delimited</text:p>
            <text:p text:style-name="P86">&gt;&gt;&gt; </text:p>
          </table:table-cell>
          <table:table-cell table:style-name="Table1.B1" office:value-type="string">
            <text:p text:style-name="P87">&gt;&gt;&gt; "not\nworking"</text:p>
            <text:p text:style-name="P87">'not\nworking'</text:p>
            <text:p text:style-name="P87">&gt;&gt;&gt; </text:p>
          </table:table-cell>
        </table:table-row>
        <table:table-row>
          <table:table-cell table:style-name="Table1.A2" office:value-type="string">
            <text:p text:style-name="P19">New line:</text:p>
            <text:p text:style-name="P87">&gt;&gt;&gt; print("New<text:span text:style-name="T33">\n</text:span>line")</text:p>
            <text:p text:style-name="P87">New</text:p>
            <text:p text:style-name="P87">line</text:p>
            <text:p text:style-name="P87">&gt;&gt;&gt; </text:p>
          </table:table-cell>
          <table:table-cell table:style-name="Table1.B2" office:value-type="string">
            <text:p text:style-name="P19">Scape Slash \</text:p>
            <text:p text:style-name="P87">&gt;&gt;&gt; print('Scape Slash<text:span text:style-name="T33">\\</text:span>Character')</text:p>
            <text:p text:style-name="P87">Scape Slash\Character</text:p>
            <text:p text:style-name="P87">&gt;&gt;&gt; </text:p>
          </table:table-cell>
        </table:table-row>
        <table:table-row>
          <table:table-cell table:style-name="Table1.A2" office:value-type="string">
            <text:p text:style-name="P20">Showing single quotes:</text:p>
            <text:p text:style-name="P38">&gt;&gt;&gt; print(<text:span text:style-name="T33">"</text:span>'Single quotes' are fine<text:span text:style-name="T33">"</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5"/>
      <text:p text:style-name="P87"/>
      <text:p text:style-name="P361"/>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75">Python documentation</text:span></text:a></text:p>
      <text:p text:style-name="P109"/>
      <text:p text:style-name="P90"><text:span text:style-name="T33">int, integers</text:span> :<text:tab/><text:tab/>Whole numbers, negative and positives. No methods used commonly.</text:p>
      <text:p text:style-name="P92">Float, floating point:<text:tab/> <text:span text:style-name="T1">Decimal numbers, negative and positive. No methods used commonly.</text:span></text:p>
      <text:p text:style-name="P101"/>
      <text:p text:style-name="P110">Operations:</text:p>
      <text:p text:style-name="P97">x + y <text:s/>→<text:span text:style-name="T76"> </text:span>sum of x and y</text:p>
      <text:p text:style-name="P97">x - y <text:s text:c="2"/>→<text:span text:style-name="T76"> </text:span>difference of x and y</text:p>
      <text:p text:style-name="P97">x * y <text:s/>→<text:span text:style-name="T77"> <text:s/></text:span>product of x and y</text:p>
      <text:p text:style-name="P97">x / y <text:s text:c="2"/>→<text:span text:style-name="T77"> <text:s/></text:span>quotient of x and y</text:p>
      <text:p text:style-name="P97">x // y <text:s/>→<text:span text:style-name="T78"> <text:s/></text:span>floored quotient of x and y</text:p>
      <text:p text:style-name="P97">x % y →<text:span text:style-name="T78"> <text:s/></text:span>remainder of x / y</text:p>
      <text:p text:style-name="P97">-x <text:s text:c="6"/>→<text:span text:style-name="T79"> <text:s/></text:span>x negated</text:p>
      <text:p text:style-name="P97">+x <text:s text:c="5"/>→<text:span text:style-name="T79"> <text:s/></text:span>x unchanged</text:p>
      <text:p text:style-name="P97"/>
      <text:p text:style-name="P93"><text:span text:style-name="T59">Converting:</text:span><text:span text:style-name="T62"> </text:span><text:span text:style-name="T1"><text:tab/><text:tab/><text:tab/></text:span></text:p>
      <text:p text:style-name="P93">Convert float to int:</text:p>
      <text:p text:style-name="P97">&gt;&gt;&gt; int(12.23)</text:p>
      <text:p text:style-name="P97">12</text:p>
      <text:p text:style-name="P90"/>
      <text:p text:style-name="P93">Convert int to float:</text:p>
      <text:p text:style-name="P97">&gt;&gt;&gt; float(20)</text:p>
      <text:p text:style-name="P97">20.0</text:p>
      <text:p text:style-name="P90"/>
      <text:p text:style-name="P93"><text:soft-page-break/>Convert float to str:</text:p>
      <text:p text:style-name="P97">&gt;&gt;&gt; str(23423)</text:p>
      <text:p text:style-name="P97">'23423'</text:p>
      <text:p text:style-name="P97"/>
      <text:p text:style-name="P98">And so on.</text:p>
      <text:p text:style-name="P363"/>
      <text:p text:style-name="P90"/>
      <text:p text:style-name="P61">Booleans <text:span text:style-name="T83">(bool)</text:span> and None: <text:span text:style-name="T80">Pronunced Buulean</text:span></text:p>
      <text:p text:style-name="P90"/>
      <text:p text:style-name="P99"><text:a xlink:type="simple" xlink:href="https://docs.python.org/3/library/stdtypes.html#truth-value-testing" text:style-name="Internet_20_link" text:visited-style-name="Visited_20_Internet_20_Link">Python documentation:</text:a></text:p>
      <text:p text:style-name="P104"/>
      <text:p text:style-name="P105"><text:span text:style-name="T33">T</text:span>rue and <text:span text:style-name="T33">F</text:span>alse, both have to have the capital letter. <text:span text:style-name="T82">No methods called normally.</text:span></text:p>
      <text:p text:style-name="P90"/>
      <text:p text:style-name="P90">&gt;&gt;&gt;<text:span text:style-name="T33"> T</text:span>rue</text:p>
      <text:p text:style-name="P90">True</text:p>
      <text:p text:style-name="P90"/>
      <text:p text:style-name="P90">&gt;&gt;&gt; <text:span text:style-name="T33">t</text:span>rue</text:p>
      <text:p text:style-name="P90">Traceback (most recent call last):</text:p>
      <text:p text:style-name="P90"><text:s text:c="2"/>File "&lt;stdin&gt;", line 1, in &lt;module&gt;</text:p>
      <text:p text:style-name="P90">NameError: name 'true' is not defined</text:p>
      <text:p text:style-name="P90"/>
      <text:p text:style-name="P90">&gt;&gt;&gt; type(True)</text:p>
      <text:p text:style-name="P90">&lt;class 'bool'&gt;</text:p>
      <text:p text:style-name="P90"/>
      <text:p text:style-name="P106">If is empty is False and if contains information is True:</text:p>
      <text:p text:style-name="P91"/>
      <text:p text:style-name="P90">&gt;&gt;&gt; bool()</text:p>
      <text:p text:style-name="P90">False</text:p>
      <text:p text:style-name="P90"/>
      <text:p text:style-name="P90">&gt;&gt;&gt; bool({})</text:p>
      <text:p text:style-name="P90">False</text:p>
      <text:p text:style-name="P90"/>
      <text:p text:style-name="P90">&gt;&gt;&gt; bool(23423)</text:p>
      <text:p text:style-name="P90">True</text:p>
      <text:p text:style-name="P90"/>
      <text:p text:style-name="P90">&gt;&gt;&gt; bool("asdfasdf")</text:p>
      <text:p text:style-name="P90">True</text:p>
      <text:p text:style-name="P90"/>
      <text:p text:style-name="P90"/>
      <text:p text:style-name="P107"><text:span text:style-name="T33">None:</text:span> With capital N. Is the same than null,undefined, etc. Have no value, <text:span text:style-name="T84">returns nothing. Represent nothingness. Sometimes we need to create a variable with no value to it we use None.</text:span></text:p>
      <text:p text:style-name="P363"/>
      <text:p text:style-name="P90"/>
      <text:p text:style-name="P62">Variables:</text:p>
      <text:p text:style-name="P90"/>
      <text:p text:style-name="P90">&gt;&gt;&gt; my_str = "This is a simple string"</text:p>
      <text:p text:style-name="P90">&gt;&gt;&gt; </text:p>
      <text:p text:style-name="P90"/>
      <text:p text:style-name="P90">&gt;&gt;&gt; print(my_str)</text:p>
      <text:p text:style-name="P90">This is a simple string</text:p>
      <text:p text:style-name="P90">&gt;&gt;&gt; </text:p>
      <text:p text:style-name="P94"><text:soft-page-break/>Add something to the end of the variable: <text:s/><text:span text:style-name="T86">+= </text:span><text:span text:style-name="T7">addition assigment operation</text:span></text:p>
      <text:p text:style-name="P90">&gt;&gt;&gt; my_str <text:span text:style-name="T33">+= </text:span>" POLLA"</text:p>
      <text:p text:style-name="P90">&gt;&gt;&gt; print(my_str)</text:p>
      <text:p text:style-name="P90">This is a simple string POLLA</text:p>
      <text:p text:style-name="P90"/>
      <text:p text:style-name="P95">Do the same in another way:</text:p>
      <text:p text:style-name="P102">&gt;&gt;&gt; my_str = my_str + " CULO"</text:p>
      <text:p text:style-name="P109"/>
      <text:p text:style-name="P88">&gt;&gt;&gt; print(my_str)</text:p>
      <text:p text:style-name="P88">This is a simple string POLLA CULO</text:p>
      <text:p text:style-name="P88"/>
      <text:p text:style-name="P108">You can not change a string but you can add things at the end.</text:p>
      <text:p text:style-name="P108"/>
      <text:p text:style-name="P96">You can change the data type:</text:p>
      <text:p text:style-name="P88"/>
      <text:p text:style-name="P100">&gt;&gt;&gt; my_str = 1</text:p>
      <text:p text:style-name="P100">&gt;&gt;&gt; my_str</text:p>
      <text:p text:style-name="P100">1</text:p>
      <text:p text:style-name="P100">&gt;&gt;&gt; type(my_str)</text:p>
      <text:p text:style-name="P100">&lt;class 'int'&gt;</text:p>
      <text:p text:style-name="P100"/>
      <text:p text:style-name="P100"/>
      <text:p text:style-name="P103"><text:span text:style-name="T33">You can assing a new variable based on a previous old variable</text:span> and if you change the value of the old one the new one will keep the old data, for instance:</text:p>
      <text:p text:style-name="P103"/>
      <text:p text:style-name="P103">&gt;&gt;&gt; my_str <text:s text:c="7"/>→<text:span text:style-name="T85"> my_str have 1 as a value.</text:span></text:p>
      <text:p text:style-name="P103">1</text:p>
      <text:p text:style-name="P103"/>
      <text:p text:style-name="P103">&gt;&gt;&gt; my_int = my_str <text:s text:c="2"/>→<text:span text:style-name="T85"> we assign the value of my_str to the new variable my_int</text:span></text:p>
      <text:p text:style-name="P103">&gt;&gt;&gt; my_int</text:p>
      <text:p text:style-name="P103">1</text:p>
      <text:p text:style-name="P103"/>
      <text:p text:style-name="P103">&gt;&gt;&gt; my_str = "testing" <text:s/>→<text:span text:style-name="T85"> and if we change the value of my_str, the other variable is still having </text:span></text:p>
      <text:p text:style-name="P103">&gt;&gt;&gt; <text:tab/><text:tab/><text:tab/> <text:s text:c="9"/><text:span text:style-name="T85">holding the old data, 1 in this example.</text:span><text:tab/></text:p>
      <text:p text:style-name="P103">&gt;&gt;&gt; my_int</text:p>
      <text:p text:style-name="P103">1</text:p>
      <text:p text:style-name="P364"/>
      <text:p text:style-name="P103"/>
      <text:p text:style-name="P63">Lists (lst): <text:span text:style-name="T96">[]</text:span></text:p>
      <text:p text:style-name="P111"/>
      <text:p text:style-name="P111"/>
      <text:list xml:id="list2397545104" text:style-name="L2">
        <text:list-item>
          <text:p text:style-name="P380">Used all the time, <text:span text:style-name="T59">really important to know how it works.</text:span></text:p>
          <text:p text:style-name="P387"/>
        </text:list-item>
        <text:list-item>
          <text:p text:style-name="P381">Ordered sequence of objects, are mutable, can change it’s content.</text:p>
          <text:p text:style-name="P380"/>
        </text:list-item>
        <text:list-item>
          <text:p text:style-name="P382">To create a list you have to use square brakets [] and everyting inside the list is separated by a comma.</text:p>
          <text:p text:style-name="P383"/>
        </text:list-item>
        <text:list-item>
          <text:p text:style-name="P383">You can create a list that contains data types that are not the same,like:</text:p>
          <text:list>
            <text:list-item>
              <text:p text:style-name="P383">[1, ‘a’, True]</text:p>
            </text:list-item>
          </text:list>
        </text:list-item>
      </text:list>
      <text:p text:style-name="P113"/>
      <text:p text:style-name="P172"/>
      <text:p text:style-name="P172"><text:soft-page-break/></text:p>
      <text:p text:style-name="P172"/>
      <text:p text:style-name="P172"><text:span text:style-name="T64">Indexing</text:span><text:span text:style-name="T87">, also called Subscript operation: </text:span><text:span text:style-name="T1">Read something inside the list.</text:span></text:p>
      <text:p text:style-name="P113">&gt;&gt;&gt; my_list = [1,2,3,4,5]</text:p>
      <text:p text:style-name="P113">&gt;&gt;&gt; my_list[3] →<text:span text:style-name="T88"> 3 is the index I want to access. Starting from 0.</text:span></text:p>
      <text:p text:style-name="P113">4</text:p>
      <text:p text:style-name="P114">&gt;&gt;&gt;</text:p>
      <text:p text:style-name="P114"/>
      <text:p text:style-name="P211">Another example:</text:p>
      <text:p text:style-name="P114">&gt;&gt;&gt; other_list=[True,'Potatoe',23423,False,233,23]</text:p>
      <text:p text:style-name="P112">&gt;&gt;&gt; other_list[1]</text:p>
      <text:p text:style-name="P112">'Potatoe'</text:p>
      <text:p text:style-name="P112"/>
      <text:p text:style-name="P112"/>
      <text:p text:style-name="P173">How to know the lenth of the list:</text:p>
      <text:p text:style-name="P115">&gt;&gt;&gt; len(my_list)</text:p>
      <text:p text:style-name="P115">5</text:p>
      <text:p text:style-name="P115">&gt;&gt;&gt; len(other_list)</text:p>
      <text:p text:style-name="P115">6</text:p>
      <text:p text:style-name="P111"/>
      <text:p text:style-name="P174">Print the content of the list:</text:p>
      <text:p text:style-name="P111">&gt;&gt;&gt; print(my_list)</text:p>
      <text:p text:style-name="P111">[1, 2, 3, 4, 5]</text:p>
      <text:p text:style-name="P111"/>
      <text:p text:style-name="P111">&gt;&gt;&gt; print(other_list)</text:p>
      <text:p text:style-name="P111">[True, 'Potatoe', 23423, False, 233, 23]</text:p>
      <text:p text:style-name="P111"/>
      <text:p text:style-name="P175">Negative indexes: <text:span text:style-name="T8">Prints in the oposite direction.</text:span></text:p>
      <text:p text:style-name="P126">&gt;&gt;&gt; print(other_list)</text:p>
      <text:p text:style-name="P126">[True, 'Potatoe', 23423, False, 233, 23]</text:p>
      <text:p text:style-name="P126"/>
      <text:p text:style-name="P126">&gt;&gt;&gt; other_list[-1]</text:p>
      <text:p text:style-name="P126">23</text:p>
      <text:p text:style-name="P126">&gt;&gt;&gt; other_list[-2]</text:p>
      <text:p text:style-name="P126">233</text:p>
      <text:p text:style-name="P126">&gt;&gt;&gt; other_list[-3]</text:p>
      <text:p text:style-name="P126">False</text:p>
      <text:p text:style-name="P126">&gt;&gt;&gt; other_list[-4]</text:p>
      <text:p text:style-name="P126">23423</text:p>
      <text:p text:style-name="P126">&gt;&gt;&gt; other_list[-5]</text:p>
      <text:p text:style-name="P126">'Potatoe'</text:p>
      <text:p text:style-name="P126">&gt;&gt;&gt; other_list[-6]</text:p>
      <text:p text:style-name="P126">True</text:p>
      <text:p text:style-name="P111"/>
      <text:p text:style-name="P116"><text:span text:style-name="T60">Slicing</text:span>: We provide the starting index and the ending one.</text:p>
      <text:p text:style-name="P111"/>
      <text:p text:style-name="P111">&gt;&gt;&gt; print(other_list)</text:p>
      <text:p text:style-name="P111">[True, 'Potatoe', 23423, False, 233, 23]</text:p>
      <text:p text:style-name="P111"/>
      <text:p text:style-name="P111">&gt;&gt;&gt; other_list[0:2] <text:s/>→<text:span text:style-name="T89"> it will show the 0 and 1 index, not the second one is not included.</text:span></text:p>
      <text:p text:style-name="P111">[True, 'Potatoe']</text:p>
      <text:p text:style-name="P111"/>
      <text:p text:style-name="P111"><text:soft-page-break/>&gt;&gt;&gt; other_list[1:] <text:s/>→<text:span text:style-name="T89"> show everything from the index one, which is included until the end.</text:span></text:p>
      <text:p text:style-name="P111">['Potatoe', 23423, False, 233, 23]</text:p>
      <text:p text:style-name="P111">&gt;&gt;&gt; other_list[:3] <text:s/>→<text:span text:style-name="T90"> print from the beginning, index 0 to the index 2, the index 3 is not included.</text:span></text:p>
      <text:p text:style-name="P111">[True, 'Potatoe', 23423]</text:p>
      <text:p text:style-name="P111"/>
      <text:p text:style-name="P111">&gt;&gt;&gt; other_list[0:5:2] →<text:span text:style-name="T91"> from index 0 to index 4 and takings steps of two.</text:span></text:p>
      <text:p text:style-name="P111">[True, 23423, 233]</text:p>
      <text:p text:style-name="P111"/>
      <text:p text:style-name="P176">How to change things inside of the list: <text:span text:style-name="T1">Using the asign operation.</text:span></text:p>
      <text:p text:style-name="P176"/>
      <text:p text:style-name="P117">&gt;&gt;&gt; other_list[4] = 888.44</text:p>
      <text:p text:style-name="P111">&gt;&gt;&gt; print (other_list)</text:p>
      <text:p text:style-name="P111">[True, 'Potatoe', 23423, False, 888.44, 23]</text:p>
      <text:p text:style-name="P111"/>
      <text:p text:style-name="P111">&gt;&gt;&gt; other_list[5] = "Oranges"</text:p>
      <text:p text:style-name="P111">&gt;&gt;&gt; print(other_list)</text:p>
      <text:p text:style-name="P111">[True, 'Potatoe', 23423, False, 888.44, 'Oranges']</text:p>
      <text:p text:style-name="P118"/>
      <text:p text:style-name="P177"><text:span text:style-name="T92">Method </text:span>Append:</text:p>
      <text:p text:style-name="P111">&gt;&gt;&gt; other_list.<text:span text:style-name="T33">append</text:span>("Monkey")</text:p>
      <text:p text:style-name="P111"/>
      <text:p text:style-name="P111">&gt;&gt;&gt; print(other_list)</text:p>
      <text:p text:style-name="P111">[True, 'Potatoe', 23423, False, 888.44, 'Oranges', '<text:span text:style-name="T33">Monkey'</text:span>]</text:p>
      <text:p text:style-name="P111"/>
      <text:p text:style-name="P178">Concatenation:</text:p>
      <text:p text:style-name="P119">&gt;&gt;&gt; other_list <text:span text:style-name="T33">+</text:span> [33333, "AAAAA"] <text:s text:c="2"/>→ is not appending nothing, just showing it.</text:p>
      <text:p text:style-name="P119">[True, 'Potatoe', 23423, False, 888.44, 'Oranges', 'Monkey', 33333, 'AAAAA']</text:p>
      <text:p text:style-name="P119">&gt;&gt;&gt; other_list</text:p>
      <text:p text:style-name="P119">[True, 'Potatoe', 23423, False, 888.44, 'Oranges', 'Monkey'] <text:s/>→ as you can see when we call the list nothing has been appended.</text:p>
      <text:p text:style-name="P119"/>
      <text:p text:style-name="P212">This one is appending the new characters:</text:p>
      <text:p text:style-name="P119">&gt;&gt;&gt; other_list <text:span text:style-name="T33">+=</text:span> ["WWWWWW",22222]</text:p>
      <text:p text:style-name="P119">&gt;&gt;&gt; other_list</text:p>
      <text:p text:style-name="P119">[True, 'Potatoe', 23423, False, 888.44, 'Oranges', 'Monkey', 'WWWWWW', 22222]</text:p>
      <text:p text:style-name="P119"/>
      <text:p text:style-name="P212">Change values using ranges:</text:p>
      <text:p text:style-name="P120">&gt;&gt;&gt; other_list[1:4] = ["Bananas",55555,True]</text:p>
      <text:p text:style-name="P120">&gt;&gt;&gt; other_list</text:p>
      <text:p text:style-name="P120">[True, 'Bananas', 55555, True, 888.44, 'Oranges', 'Monkey', 'WWWWWW', 22222]</text:p>
      <text:p text:style-name="P120"/>
      <text:p text:style-name="P213">Change values and add a new one:</text:p>
      <text:p text:style-name="P121">&gt;&gt;&gt; other_list[4:7] = ["APLES","dog","CAT","horse"]</text:p>
      <text:p text:style-name="P121">&gt;&gt;&gt; other_list</text:p>
      <text:p text:style-name="P121">[True, 'Bananas', 55555, True, 'APLES', 'dog', 'CAT', 'horse', 'WWWWWW', 22222]</text:p>
      <text:p text:style-name="P121"/>
      <text:p text:style-name="P121"/>
      <text:p text:style-name="P121"/>
      <text:p text:style-name="P122"/>
      <text:p text:style-name="P122"/>
      <text:p text:style-name="P122"/>
      <text:p text:style-name="P122"/>
      <text:p text:style-name="P214"><text:soft-page-break/>Remove stuff:</text:p>
      <text:p text:style-name="P122">&gt;&gt;&gt; other_list</text:p>
      <text:p text:style-name="P122">[True, 'Bananas', 55555, True, 'APLES', 'dog', 'CAT', 'horse', 'WWWWWW', 22222]</text:p>
      <text:p text:style-name="P122"/>
      <text:p text:style-name="P122">&gt;&gt;&gt; len(other_list)</text:p>
      <text:p text:style-name="P122">10</text:p>
      <text:p text:style-name="P122"/>
      <text:p text:style-name="P122">&gt;&gt;&gt; other_list[4:] = []</text:p>
      <text:p text:style-name="P122"/>
      <text:p text:style-name="P122">&gt;&gt;&gt; other_list</text:p>
      <text:p text:style-name="P122">[True, 'Bananas', 55555, True]</text:p>
      <text:p text:style-name="P122"/>
      <text:p text:style-name="P122">&gt;&gt;&gt; len(other_list)</text:p>
      <text:p text:style-name="P122">4</text:p>
      <text:p text:style-name="P122"/>
      <text:p text:style-name="P179"><text:span text:style-name="T93">R</text:span>emove <text:span text:style-name="T93">method:</text:span></text:p>
      <text:p text:style-name="P123"/>
      <text:p text:style-name="P123">&gt;&gt;&gt; other_list.<text:span text:style-name="T33">remove</text:span>(True)</text:p>
      <text:p text:style-name="P123"/>
      <text:p text:style-name="P123">&gt;&gt;&gt; other_list</text:p>
      <text:p text:style-name="P123">['Bananas', 55555, True]</text:p>
      <text:p text:style-name="P122"/>
      <text:p text:style-name="P122"/>
      <text:p text:style-name="P180">Pop method:</text:p>
      <text:p text:style-name="P125">Removes from the end of the list if you call by default.</text:p>
      <text:p text:style-name="P125"/>
      <text:p text:style-name="P124">&gt;&gt;&gt; other_list.<text:span text:style-name="T33">pop</text:span>()</text:p>
      <text:p text:style-name="P124">True</text:p>
      <text:p text:style-name="P124">&gt;&gt;&gt; other_list</text:p>
      <text:p text:style-name="P124">['Bananas', 55555]</text:p>
      <text:p text:style-name="P124"/>
      <text:p text:style-name="P125">You can pass in the index to remove.</text:p>
      <text:p text:style-name="P125"/>
      <text:p text:style-name="P365"/>
      <text:p text:style-name="P125"/>
      <text:p text:style-name="P64">Tuples / t<text:span text:style-name="T95">u</text:span>pl<text:span text:style-name="T95">e</text:span>: <text:span text:style-name="T96">()</text:span></text:p>
      <text:p text:style-name="P127"/>
      <text:p text:style-name="P127">Most common immutable sequence type.</text:p>
      <text:p text:style-name="P127"/>
      <text:p text:style-name="P128"><text:span text:style-name="T33">Example</text:span>: <text:s/>point = (2.0, 3.0) <text:s/>→<text:span text:style-name="T94"> you have an X and a Y cordinade and a tuple can represent that. Because is always gonna be the same, is not gonna get bigger or smaller.</text:span></text:p>
      <text:p text:style-name="P128"/>
      <text:p text:style-name="P129">Since is immutable we don’t have all these methods we had before, no remove, pop, etc.</text:p>
      <text:p text:style-name="P129"/>
      <text:p text:style-name="P129">&gt;&gt;&gt; point_3d = point + (4.0,)</text:p>
      <text:p text:style-name="P129">&gt;&gt;&gt; point_3d</text:p>
      <text:p text:style-name="P129">(2.0, 3.0, 4.0)</text:p>
      <text:p text:style-name="P129"/>
      <text:p text:style-name="P129"/>
      <text:p text:style-name="P129"/>
      <text:p text:style-name="P129"/>
      <text:p text:style-name="P129"/>
      <text:p text:style-name="P129"><text:soft-page-break/>&gt;&gt;&gt; x,y,z = point_3d</text:p>
      <text:p text:style-name="P129">&gt;&gt;&gt; x</text:p>
      <text:p text:style-name="P129">2.0</text:p>
      <text:p text:style-name="P129">&gt;&gt;&gt; y</text:p>
      <text:p text:style-name="P129">3.0</text:p>
      <text:p text:style-name="P129">&gt;&gt;&gt; z</text:p>
      <text:p text:style-name="P129">4.0</text:p>
      <text:p text:style-name="P129"/>
      <text:p text:style-name="P129">The time you’re most likely to see tuples will be when looking at a format string that’s compatible with Python 2:</text:p>
      <text:p text:style-name="P129"/>
      <text:p text:style-name="P181">This works:</text:p>
      <text:p text:style-name="P129">&gt;&gt;&gt; print("My name is: %s %s" % ("John", "Smith"))</text:p>
      <text:p text:style-name="P129">My name is: John Smith</text:p>
      <text:p text:style-name="P129"/>
      <text:p text:style-name="P181">This don’t work:</text:p>
      <text:p text:style-name="P130">&gt;&gt;&gt; print("My name is: %s %s" % ("John", "Smith", 1))</text:p>
      <text:p text:style-name="P130">Traceback (most recent call last):</text:p>
      <text:p text:style-name="P130"><text:s text:c="2"/>File "&lt;stdin&gt;", line 1, in &lt;module&gt;</text:p>
      <text:p text:style-name="P130">TypeError: not all arguments converted during string formatting</text:p>
      <text:p text:style-name="P129"/>
      <text:p text:style-name="P129"/>
      <text:p text:style-name="P182">Not necessary to add 2 parentesys:</text:p>
      <text:p text:style-name="P131">&gt;&gt;&gt; print("My name is: %s" % "John")</text:p>
      <text:p text:style-name="P131">My name is: John</text:p>
      <text:p text:style-name="P366"/>
      <text:p text:style-name="P131"/>
      <text:p text:style-name="P131"/>
      <text:p text:style-name="P65">Dictionaries / dict: <text:span text:style-name="T96">{:,}</text:span></text:p>
      <text:p text:style-name="P131"/>
      <text:p text:style-name="P131">&gt;&gt;&gt; ages = {'kevin': 59, 'alex': 29, 'bob': 40}</text:p>
      <text:p text:style-name="P136">Kevin is the key</text:p>
      <text:p text:style-name="P136">59 is the value</text:p>
      <text:p text:style-name="P136"/>
      <text:p text:style-name="P188">Keys needs to be unique.</text:p>
      <text:p text:style-name="P131"/>
      <text:p text:style-name="P131">&gt;&gt;&gt; ages</text:p>
      <text:p text:style-name="P131">{'kevin': 59, 'alex': 29, 'bob': 40}</text:p>
      <text:p text:style-name="P131"/>
      <text:p text:style-name="P183">Show me the content of a key:</text:p>
      <text:p text:style-name="P132">&gt;&gt;&gt; ages['kevin']</text:p>
      <text:p text:style-name="P132">59</text:p>
      <text:p text:style-name="P132"/>
      <text:p text:style-name="P184">Add something:</text:p>
      <text:p text:style-name="P133">&gt;&gt;&gt; ages['kayla'] = 21</text:p>
      <text:p text:style-name="P133">&gt;&gt;&gt; ages</text:p>
      <text:p text:style-name="P133">{'kevin': 59, 'alex': 29, 'bob': 40, 'kayla': 21}</text:p>
      <text:p text:style-name="P132"/>
      <text:p text:style-name="P185">Modify:</text:p>
      <text:p text:style-name="P134">&gt;&gt;&gt; ages['kayla'] = 40</text:p>
      <text:p text:style-name="P134">{'kevin': 59, 'alex': 29, 'bob': 40, 'kayla': 40}</text:p>
      <text:p text:style-name="P134"/>
      <text:p text:style-name="P189"><text:soft-page-break/>Remove things:</text:p>
      <text:p text:style-name="P137"/>
      <text:p text:style-name="P138"><text:span text:style-name="T33">Del:</text:span> <text:span text:style-name="T98">We can use the built in </text:span><text:span text:style-name="T35">del </text:span><text:span text:style-name="T98">keyboard: Be careful, this can delete entire dictionaries, better to use other methods:</text:span></text:p>
      <text:p text:style-name="P137"/>
      <text:p text:style-name="P134">&gt;&gt;&gt; del ages['kevin']</text:p>
      <text:p text:style-name="P134">&gt;&gt;&gt; ages</text:p>
      <text:p text:style-name="P134">{'alex': 29, 'bob': 40, 'kayla': 40}</text:p>
      <text:p text:style-name="P139"/>
      <text:p text:style-name="P190"><text:span text:style-name="T99">Method </text:span>Pop: <text:span text:style-name="T9">A safer way</text:span></text:p>
      <text:p text:style-name="P134">&gt;&gt;&gt; ages<text:span text:style-name="T33">.pop</text:span>('bob')</text:p>
      <text:p text:style-name="P134">40</text:p>
      <text:p text:style-name="P134">&gt;&gt;&gt; ages</text:p>
      <text:p text:style-name="P134">{'alex': 29, 'kayla': 40}</text:p>
      <text:p text:style-name="P134"/>
      <text:p text:style-name="P191">How to know all the <text:span text:style-name="T100">keys</text:span> inside the dictionary: <text:span text:style-name="T10">but don’t care about the values</text:span></text:p>
      <text:p text:style-name="P140">Method Keys:</text:p>
      <text:p text:style-name="P140"/>
      <text:p text:style-name="P134">&gt;&gt;&gt; ages.keys()</text:p>
      <text:p text:style-name="P134">dict_keys(['alex', 'kayla'])</text:p>
      <text:p text:style-name="P134"/>
      <text:p text:style-name="P134"/>
      <text:p text:style-name="P141">Dict_keys is returning a list, because is between parenthesis, so we can use a list to get the keys too:</text:p>
      <text:p text:style-name="P134">&gt;&gt;&gt; <text:span text:style-name="T33">list</text:span>(ages.<text:span text:style-name="T33">keys</text:span>())</text:p>
      <text:p text:style-name="P134">['alex', 'kayla']</text:p>
      <text:p text:style-name="P134"/>
      <text:p text:style-name="P134"/>
      <text:p text:style-name="P142"><text:span text:style-name="T33">Get the values:</text:span><text:line-break/><text:span text:style-name="T97">&gt;&gt;&gt; ages.values()</text:span></text:p>
      <text:p text:style-name="P134">dict_values([29, 40])</text:p>
      <text:p text:style-name="P134"/>
      <text:p text:style-name="P143">The same using lists:</text:p>
      <text:p text:style-name="P134">&gt;&gt;&gt; list(ages.values())</text:p>
      <text:p text:style-name="P134">[29, 40]</text:p>
      <text:p text:style-name="P134"/>
      <text:p text:style-name="P134">There are a few other ways to create dictionaries that we might see, those being those that use the dict constructor with key/value arguments and a list of tuples:</text:p>
      <text:p text:style-name="P134"/>
      <text:p text:style-name="P134">&gt;&gt;&gt; weights = dict(kevin=160, bob=240, kayla=135)</text:p>
      <text:p text:style-name="P134">&gt;&gt;&gt; weights</text:p>
      <text:p text:style-name="P134">{'kevin': 160, 'bob': 240, 'kayla': 135}</text:p>
      <text:p text:style-name="P134"/>
      <text:p text:style-name="P134">&gt;&gt;&gt; colors = dict([('kevin', 'blue'), ('bob', 'green'), ('kayla', 'red')])</text:p>
      <text:p text:style-name="P134">&gt;&gt;&gt; colors</text:p>
      <text:p text:style-name="P134">{'kevin': 'blue', 'bob': 'green', 'kayla': 'red'}</text:p>
      <text:p text:style-name="P134"/>
      <text:p text:style-name="P134"/>
      <text:p text:style-name="P134"/>
      <text:p text:style-name="P134"/>
      <text:p text:style-name="P134"/>
      <text:p text:style-name="P134"/>
      <text:p text:style-name="P134"/>
      <text:p text:style-name="P367"><text:soft-page-break/></text:p>
      <text:p text:style-name="P134"/>
      <text:p text:style-name="P66">Conditionals and Comparisons:</text:p>
      <text:p text:style-name="P134"/>
      <text:p text:style-name="P317"><text:span text:style-name="T33">Comparison</text:span>:</text:p>
      <text:p text:style-name="P317"/>
      <table:table table:name="Table2" table:style-name="Table2">
        <table:table-column table:style-name="Table2.A"/>
        <table:table-column table:style-name="Table2.B"/>
        <table:table-header-rows>
          <table:table-row>
            <table:table-cell table:style-name="Table2.A1" office:value-type="string">
              <text:p text:style-name="P377">Operation</text:p>
            </table:table-cell>
            <table:table-cell table:style-name="Table2.A1" office:value-type="string">
              <text:p text:style-name="P377">Meaning</text:p>
            </table:table-cell>
          </table:table-row>
        </table:table-header-rows>
        <table:table-row>
          <table:table-cell table:style-name="Table2.A2" office:value-type="string">
            <text:p text:style-name="P376"><text:span text:style-name="Source_20_Text"><text:span text:style-name="T102">&lt;</text:span></text:span></text:p>
          </table:table-cell>
          <table:table-cell table:style-name="Table2.A2" office:value-type="string">
            <text:p text:style-name="P376">strictly less than</text:p>
          </table:table-cell>
        </table:table-row>
        <table:table-row>
          <table:table-cell table:style-name="Table2.A2" office:value-type="string">
            <text:p text:style-name="P376"><text:span text:style-name="Source_20_Text"><text:span text:style-name="T102">&lt;=</text:span></text:span></text:p>
          </table:table-cell>
          <table:table-cell table:style-name="Table2.A2" office:value-type="string">
            <text:p text:style-name="P376">less than or equal</text:p>
          </table:table-cell>
        </table:table-row>
        <table:table-row>
          <table:table-cell table:style-name="Table2.A2" office:value-type="string">
            <text:p text:style-name="P376"><text:span text:style-name="Source_20_Text"><text:span text:style-name="T102">&gt;</text:span></text:span></text:p>
          </table:table-cell>
          <table:table-cell table:style-name="Table2.A2" office:value-type="string">
            <text:p text:style-name="P376">strictly greater than</text:p>
          </table:table-cell>
        </table:table-row>
        <table:table-row>
          <table:table-cell table:style-name="Table2.A2" office:value-type="string">
            <text:p text:style-name="P376"><text:span text:style-name="Source_20_Text"><text:span text:style-name="T102">&gt;=</text:span></text:span></text:p>
          </table:table-cell>
          <table:table-cell table:style-name="Table2.A2" office:value-type="string">
            <text:p text:style-name="P376">greater than or equal</text:p>
          </table:table-cell>
        </table:table-row>
        <table:table-row>
          <table:table-cell table:style-name="Table2.A2" office:value-type="string">
            <text:p text:style-name="P376"><text:span text:style-name="Source_20_Text"><text:span text:style-name="T102">==</text:span></text:span></text:p>
          </table:table-cell>
          <table:table-cell table:style-name="Table2.A2" office:value-type="string">
            <text:p text:style-name="P376">equal</text:p>
          </table:table-cell>
        </table:table-row>
        <table:table-row>
          <table:table-cell table:style-name="Table2.A2" office:value-type="string">
            <text:p text:style-name="P376"><text:span text:style-name="Source_20_Text"><text:span text:style-name="T102">!=</text:span></text:span></text:p>
          </table:table-cell>
          <table:table-cell table:style-name="Table2.A2" office:value-type="string">
            <text:p text:style-name="P376">not equal</text:p>
          </table:table-cell>
        </table:table-row>
        <table:table-row>
          <table:table-cell table:style-name="Table2.A2" office:value-type="string">
            <text:p text:style-name="P376"><text:span text:style-name="Source_20_Text"><text:span text:style-name="T102">is</text:span></text:span></text:p>
          </table:table-cell>
          <table:table-cell table:style-name="Table2.A2" office:value-type="string">
            <text:p text:style-name="P376">object identity</text:p>
          </table:table-cell>
        </table:table-row>
        <table:table-row>
          <table:table-cell table:style-name="Table2.A2" office:value-type="string">
            <text:p text:style-name="P376"><text:span text:style-name="Source_20_Text"><text:span text:style-name="T102">is not</text:span></text:span></text:p>
          </table:table-cell>
          <table:table-cell table:style-name="Table2.A2" office:value-type="string">
            <text:p text:style-name="P376">negated object identity</text:p>
          </table:table-cell>
        </table:table-row>
      </table:table>
      <text:p text:style-name="P145"/>
      <text:p text:style-name="P145"/>
      <text:p text:style-name="P215"/>
      <text:p text:style-name="P215">Between int and float:</text:p>
      <text:p text:style-name="P145"/>
      <text:p text:style-name="P145">&gt;&gt;&gt; 2==1 <text:s text:c="2"/>→ 2 is equal to 1</text:p>
      <text:p text:style-name="P145">False</text:p>
      <text:p text:style-name="P145"/>
      <text:p text:style-name="P145">&gt;&gt;&gt; 2!=1 <text:s text:c="3"/>2 is not equal to 1</text:p>
      <text:p text:style-name="P145">True</text:p>
      <text:p text:style-name="P145"/>
      <text:p text:style-name="P145">&gt;&gt;&gt; 1&lt;2 → <text:s text:c="3"/>1 is smaller than 2</text:p>
      <text:p text:style-name="P145">True</text:p>
      <text:p text:style-name="P144"/>
      <text:p text:style-name="P134">&gt;&gt;&gt; 1&gt;2</text:p>
      <text:p text:style-name="P134">False</text:p>
      <text:p text:style-name="P134"/>
      <text:p text:style-name="P134">&gt;&gt;&gt; 3.0 &gt; 4 <text:s/>→<text:span text:style-name="T101"> 3.0 is greater than 4</text:span></text:p>
      <text:p text:style-name="P134">False</text:p>
      <text:p text:style-name="P134"/>
      <text:p text:style-name="P134">&gt;&gt;&gt; 3.0 &gt; 4.0 <text:s/>→<text:span text:style-name="T101"> 3.0 is greater than 4.0</text:span></text:p>
      <text:p text:style-name="P134">False</text:p>
      <text:p text:style-name="P134">&gt;&gt;&gt; 3.0 &gt; 2.3885</text:p>
      <text:p text:style-name="P134">True</text:p>
      <text:p text:style-name="P134"/>
      <text:p text:style-name="P134"/>
      <text:p text:style-name="P192">Doesn’t work with int/float and str:</text:p>
      <text:p text:style-name="P134"/>
      <text:p text:style-name="P134">&gt;&gt;&gt; 3&lt;= "this"</text:p>
      <text:p text:style-name="P134">Traceback (most recent call last):</text:p>
      <text:p text:style-name="P134"><text:s text:c="2"/>File "&lt;stdin&gt;", line 1, in &lt;module&gt;</text:p>
      <text:p text:style-name="P134">TypeError: '&lt;=' <text:span text:style-name="T59">not supported between instances of 'int' and 'str'</text:span></text:p>
      <text:p text:style-name="P134"/>
      <text:p text:style-name="P134"><text:soft-page-break/></text:p>
      <text:p text:style-name="P193">Casting:</text:p>
      <text:p text:style-name="P134">&gt;&gt;&gt; 1.1 == "1.1"</text:p>
      <text:p text:style-name="P134">False</text:p>
      <text:p text:style-name="P134">&gt;&gt;&gt; 1.1 == float("1.1")</text:p>
      <text:p text:style-name="P134">True</text:p>
      <text:p text:style-name="P134"/>
      <text:p text:style-name="P134"/>
      <text:p text:style-name="P134"/>
      <text:p text:style-name="P134">&gt;&gt;&gt; 1.1 &gt;= "1.1"</text:p>
      <text:p text:style-name="P134">Traceback (most recent call last):</text:p>
      <text:p text:style-name="P134"><text:s text:c="2"/>File "&lt;stdin&gt;", line 1, in &lt;module&gt;</text:p>
      <text:p text:style-name="P134">TypeError: '&gt;=' not supported between instances of 'float' and 'str'</text:p>
      <text:p text:style-name="P134"/>
      <text:p text:style-name="P134"/>
      <text:p text:style-name="P194">Using str:</text:p>
      <text:p text:style-name="P134">&gt;&gt;&gt; "this" == "this"</text:p>
      <text:p text:style-name="P134">True</text:p>
      <text:p text:style-name="P134">&gt;&gt;&gt; "this" == "<text:span text:style-name="T33">T</text:span>his"</text:p>
      <text:p text:style-name="P134">False</text:p>
      <text:p text:style-name="P134"/>
      <text:p text:style-name="P134">&gt;&gt;&gt; 'b' &gt; 'a'</text:p>
      <text:p text:style-name="P134">True</text:p>
      <text:p text:style-name="P134"/>
      <text:p text:style-name="P134">&gt;&gt;&gt; 'abc' &gt; 'b'</text:p>
      <text:p text:style-name="P134">False</text:p>
      <text:p text:style-name="P134"/>
      <text:p text:style-name="P134">&gt;&gt;&gt; 'abc' &lt; 'b'</text:p>
      <text:p text:style-name="P134">True</text:p>
      <text:p text:style-name="P134"/>
      <text:p text:style-name="P134">&gt;&gt;&gt; 2 in [1,2,3]</text:p>
      <text:p text:style-name="P134">True</text:p>
      <text:p text:style-name="P134"/>
      <text:p text:style-name="P134">&gt;&gt;&gt; 22 in [1,2,3]</text:p>
      <text:p text:style-name="P134">False</text:p>
      <text:p text:style-name="P134"/>
      <text:p text:style-name="P134">&gt;&gt;&gt; 22 not in [1,2,3]</text:p>
      <text:p text:style-name="P134">True</text:p>
      <text:p text:style-name="P134"/>
      <text:p text:style-name="P316">Conditionals: <text:s/><text:span text:style-name="T103">if/elif/else</text:span></text:p>
      <text:p text:style-name="P135"/>
      <text:p text:style-name="P146">We have to use whitespaces to separate our code block. We will always use an indentation (sangria) of 4 spaces, you can use Tab.</text:p>
      <text:p text:style-name="P135"/>
      <text:p text:style-name="P135">&gt;&gt;&gt; if 1 == 1:</text:p>
      <text:p text:style-name="P135">... <text:s text:c="4"/>print('this is true')</text:p>
      <text:p text:style-name="P135">... </text:p>
      <text:p text:style-name="P135">this is true</text:p>
      <text:p text:style-name="P135"/>
      <text:p text:style-name="P135"/>
      <text:p text:style-name="P135"/>
      <text:p text:style-name="P135"/>
      <text:p text:style-name="P135"><text:soft-page-break/></text:p>
      <text:p text:style-name="P135"/>
      <text:p text:style-name="P135">&gt;&gt;&gt; name = "Kevin"</text:p>
      <text:p text:style-name="P135">&gt;&gt;&gt; if len(name) &gt;= 6:</text:p>
      <text:p text:style-name="P135">... <text:s text:c="4"/>print("name is long")</text:p>
      <text:p text:style-name="P135">... elif len(name) == 5:</text:p>
      <text:p text:style-name="P135">... <text:s text:c="4"/>print("name is 5 characters")</text:p>
      <text:p text:style-name="P135">... elif len(name) &gt;= 4:</text:p>
      <text:p text:style-name="P135">... <text:s text:c="4"/>print("name is 4 or more")</text:p>
      <text:p text:style-name="P135">... else:</text:p>
      <text:p text:style-name="P135">... <text:s text:c="4"/>print("name is short")</text:p>
      <text:p text:style-name="P135">...</text:p>
      <text:p text:style-name="P135">name is 5 characters</text:p>
      <text:p text:style-name="P368"/>
      <text:p text:style-name="P135"/>
      <text:p text:style-name="P68">The while loop:</text:p>
      <text:p text:style-name="P147"/>
      <text:p text:style-name="P148">while CONDITION:</text:p>
      <text:p text:style-name="P148"><text:tab/>block</text:p>
      <text:p text:style-name="P147"/>
      <text:p text:style-name="P216">Infinite loop:</text:p>
      <text:p text:style-name="P148">while True: <text:s/><text:tab/>→ if the condition is <text:span text:style-name="T104">T</text:span>rue</text:p>
      <text:p text:style-name="P195"><text:span text:style-name="T1"><text:tab/>print(‘looping’) <text:s text:c="2"/>is gonna print looping, and it’s true so will do an infinite loop. </text:span><text:span text:style-name="T11">Ctrl +C to <text:tab/><text:tab/> <text:s text:c="15"/>cancel it.</text:span></text:p>
      <text:p text:style-name="P149"/>
      <text:p text:style-name="P217">Exercise:</text:p>
      <text:p text:style-name="P186"><text:span text:style-name="T1">&gt;&gt;&gt; count = 1 <text:s text:c="4"/>→</text:span><text:span text:style-name="T12"> declaring variable with value as 1</text:span></text:p>
      <text:p text:style-name="P186"><text:span text:style-name="T1">&gt;&gt;&gt; while count &lt;= 4: <text:s text:c="3"/>→</text:span><text:span text:style-name="T12"> while 1 is less or equal than one</text:span></text:p>
      <text:p text:style-name="P186"><text:span text:style-name="T1">... <text:s text:c="4"/>print('looping')<text:tab/> <text:s text:c="5"/>→</text:span><text:span text:style-name="T12"> print looping</text:span><text:span text:style-name="T1"><text:tab/></text:span></text:p>
      <text:p text:style-name="P186"><text:span text:style-name="T1">... <text:s text:c="4"/>count += 1<text:tab/> <text:s text:c="5"/>→</text:span><text:span text:style-name="T12"> and add 1 to count in each iteration, so will print 4 looping.</text:span><text:span text:style-name="T1"><text:tab/></text:span></text:p>
      <text:p text:style-name="P135">... </text:p>
      <text:p text:style-name="P186"><text:span text:style-name="T1">looping <text:s/>→</text:span><text:span text:style-name="T13"> count is 1</text:span></text:p>
      <text:p text:style-name="P186"><text:span text:style-name="T1">looping <text:s text:c="2"/>→</text:span><text:span text:style-name="T13"> added 1 to count, so now is 2</text:span></text:p>
      <text:p text:style-name="P187"><text:span text:style-name="T1">looping <text:s text:c="3"/>→</text:span><text:span text:style-name="T13"> added 1 to count, so now is 3</text:span><text:span text:style-name="T1"><text:tab/></text:span></text:p>
      <text:p text:style-name="P187"><text:span text:style-name="T1">looping <text:s text:c="4"/>→</text:span><text:span text:style-name="T13"> added 1 to count, so now is 4 and the loops ends.</text:span></text:p>
      <text:p text:style-name="P135">&gt;&gt;&gt; </text:p>
      <text:p text:style-name="P135"/>
      <text:p text:style-name="P218">Print the odd numbers:</text:p>
      <text:p text:style-name="P150">&gt;&gt;&gt; count = 0</text:p>
      <text:p text:style-name="P150">&gt;&gt;&gt; while count &lt; 10:</text:p>
      <text:p text:style-name="P196"><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6"><text:span text:style-name="T1">... <text:s text:c="12"/>count +=1<text:tab/> <text:s text:c="8"/></text:span><text:span text:style-name="T16">is 0, means that it’s an even number.</text:span><text:span text:style-name="T1"><text:tab/></text:span></text:p>
      <text:p text:style-name="P196"><text:span text:style-name="T1">... <text:s text:c="12"/></text:span>continue<text:span text:style-name="T1"> <text:s text:c="4"/>→</text:span><text:span text:style-name="T17"> will go to the top of the loop and execute again. </text:span></text:p>
      <text:p text:style-name="P150">... <text:s text:c="4"/>print(f"We're counting odd numbers: {count}")</text:p>
      <text:p text:style-name="P150">... <text:s text:c="4"/>count += 1 </text:p>
      <text:p text:style-name="P150">... </text:p>
      <text:p text:style-name="P150">We're counting odd numbers: 1</text:p>
      <text:p text:style-name="P150">We're counting odd numbers: 3</text:p>
      <text:p text:style-name="P150">We're counting odd numbers: 5</text:p>
      <text:p text:style-name="P150">We're counting odd numbers: 7</text:p>
      <text:p text:style-name="P150">We're counting odd numbers: 9</text:p>
      <text:p text:style-name="P150">&gt;&gt;&gt; </text:p>
      <text:p text:style-name="P151"><text:soft-page-break/>Let’s run it:</text:p>
      <text:p text:style-name="P151"/>
      <text:list xml:id="list560711988" text:style-name="L3">
        <text:list-item>
          <text:p text:style-name="P384">Count, which now is 0, is less than 10 so will go to the if statement. 0 modulo 2 is 0,true so will move to the next line and will add +1 to count.</text:p>
        </text:list-item>
        <text:list-item>
          <text:p text:style-name="P384">Second iteration:1 is less than 10. 1 modulo 2 is not equal to 0, is 1, so will move to the print part, printing the message and will add 1 to count,which now is 2.</text:p>
        </text:list-item>
        <text:list-item>
          <text:p text:style-name="P384">Count is 2, is less than 10. Modulo of 2 / 2 is 0, true, so will add +1 to count, now 3. And so on.</text:p>
        </text:list-item>
      </text:list>
      <text:p text:style-name="P150"/>
      <text:p text:style-name="P197"><text:span text:style-name="T62">The same exercise but with break </text:span><text:span text:style-name="T63">statement</text:span><text:span text:style-name="T1">: <text:s/>instead of continue</text:span></text:p>
      <text:p text:style-name="P135">&gt;&gt;&gt; count = 1</text:p>
      <text:p text:style-name="P135">&gt;&gt;&gt; while count &lt; 10:</text:p>
      <text:p text:style-name="P135">... <text:s text:c="4"/>if count % 2 ==0:</text:p>
      <text:p text:style-name="P186"><text:span text:style-name="T1">... <text:s text:c="12"/></text:span>break</text:p>
      <text:p text:style-name="P135">... <text:s text:c="4"/>print(f"We're counting odd numbers: {count}")</text:p>
      <text:p text:style-name="P135">... <text:s text:c="4"/>count +=1</text:p>
      <text:p text:style-name="P135">... </text:p>
      <text:p text:style-name="P135">We're counting odd numbers: 1</text:p>
      <text:p text:style-name="P135"/>
      <text:p text:style-name="P152">Break will finish the script once the condition is True</text:p>
      <text:p text:style-name="P369"/>
      <text:p text:style-name="P152"/>
      <text:p text:style-name="P67">The for loop:</text:p>
      <text:p text:style-name="P152"/>
      <text:p text:style-name="P153">for TEMPORA<text:span text:style-name="T105">RY</text:span>_VARIABLE in SEQUENCE:</text:p>
      <text:p text:style-name="P153"/>
      <text:p text:style-name="P154">TEMPORARY_VARIABLE: <text:span text:style-name="T106">Will be the name we assign each item in sequence.Could be any name, like students, colors, i, x, z, etc.</text:span></text:p>
      <text:p text:style-name="P154">SEQUENCE: We can substitut<text:span text:style-name="T106">e</text:span> anything that is iterable</text:p>
      <text:p text:style-name="P154"/>
      <text:p text:style-name="P219">Better explanation:</text:p>
      <text:p text:style-name="P154">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4"/>
      <text:p text:style-name="P154">&gt;&gt;&gt; colors = ['blue','green','red','purple']</text:p>
      <text:p text:style-name="P154">&gt;&gt;&gt; for color in colors:</text:p>
      <text:p text:style-name="P154">... <text:s text:c="4"/>print(color)</text:p>
      <text:p text:style-name="P154">... </text:p>
      <text:p text:style-name="P154">blue</text:p>
      <text:p text:style-name="P154">green</text:p>
      <text:p text:style-name="P154">red</text:p>
      <text:p text:style-name="P154">purple</text:p>
      <text:p text:style-name="P154"/>
      <text:p text:style-name="P220">We can iterate using the for loop with:</text:p>
      <text:list xml:id="list2087401543" text:style-name="L4">
        <text:list-item>
          <text:p text:style-name="P385">Lists <text:span text:style-name="T113">[]</text:span>→ the most common one</text:p>
        </text:list-item>
        <text:list-item>
          <text:p text:style-name="P386">Strings “” “”</text:p>
        </text:list-item>
        <text:list-item>
          <text:p text:style-name="P386">Dictionaries {}</text:p>
        </text:list-item>
        <text:list-item>
          <text:p text:style-name="P386">Tuples <text:span text:style-name="T114">()</text:span></text:p>
        </text:list-item>
      </text:list>
      <text:p text:style-name="P154"/>
      <text:p text:style-name="P200"><text:soft-page-break/>Exer<text:span text:style-name="T109">c</text:span>ice 2: <text:span text:style-name="T115">Lists</text:span></text:p>
      <text:p text:style-name="P155">&gt;&gt;&gt; colors = ['blue','green','red','purple']</text:p>
      <text:p text:style-name="P154">&gt;&gt;&gt; for color in colors:</text:p>
      <text:p text:style-name="P154">... <text:s text:c="4"/>if color == 'blue':</text:p>
      <text:p text:style-name="P154">... <text:s text:c="12"/>continue</text:p>
      <text:p text:style-name="P154">... <text:s text:c="4"/>elif color == 'red':</text:p>
      <text:p text:style-name="P154">... <text:s text:c="12"/>break</text:p>
      <text:p text:style-name="P154">... <text:s text:c="4"/>print(color)</text:p>
      <text:p text:style-name="P154">... </text:p>
      <text:p text:style-name="P154">green</text:p>
      <text:p text:style-name="P154"/>
      <text:p text:style-name="P154"/>
      <text:p text:style-name="P199"/>
      <text:p text:style-name="P156"><text:span text:style-name="T36">Exerci</text:span><text:span text:style-name="T37">s</text:span><text:span text:style-name="T36">e 2 </text:span><text:span text:style-name="T33">Explanation</text:span>: <text:s text:c="2"/></text:p>
      <text:p text:style-name="P156">The first iteration is taking blue. Is color (blue) equal to blue? YES, so go to the next subline (continue). Continue is sending it to the top again without printing anything.</text:p>
      <text:p text:style-name="P156"/>
      <text:p text:style-name="P156">Second iteration is taking green.Is color (green) equal to blue? NO, so skips the subline (continue) and goes to the next bunch of code (elif).</text:p>
      <text:p text:style-name="P156"/>
      <text:p text:style-name="P156">Is color (geen) equal to reed? NO, so skip the next subline (break) and go to the next bunch of code, (print)</text:p>
      <text:p text:style-name="P156"/>
      <text:p text:style-name="P156">Print the content of color (green)</text:p>
      <text:p text:style-name="P157">End</text:p>
      <text:p text:style-name="P156"/>
      <text:p text:style-name="P200">Exercice 3: <text:span text:style-name="T115">Tuples</text:span></text:p>
      <text:p text:style-name="P161">In the below example we have two variables, x and y that are assigned to the content of the parentesys, 1 for x and 2 for y. </text:p>
      <text:p text:style-name="P320">&gt;&gt;&gt; x, y = (1, 2)</text:p>
      <text:p text:style-name="P320">&gt;&gt;&gt; x</text:p>
      <text:p text:style-name="P320">1</text:p>
      <text:p text:style-name="P320">&gt;&gt;&gt; y</text:p>
      <text:p text:style-name="P320">2</text:p>
      <text:p text:style-name="P160"/>
      <text:p text:style-name="P161">If we add another variable (z) but we don’t add another int we will have this error:</text:p>
      <text:p text:style-name="P320">&gt;&gt;&gt; x, y. z = (1, 2)</text:p>
      <text:p text:style-name="P320">Traceback (most recent call last):</text:p>
      <text:p text:style-name="P320"><text:s text:c="2"/>File "&lt;stdin&gt;", line 1, in &lt;module&gt;</text:p>
      <text:p text:style-name="P320">AttributeError: 'int' object has no attribute 'z'</text:p>
      <text:p text:style-name="P162"/>
      <text:p text:style-name="P162">This same assignement unpacking works for the below for loop:</text:p>
      <text:p text:style-name="P156">&gt;&gt;&gt; list_of_points = [(1, 2), (2, 3), (4, 3)] <text:s text:c="2"/>→<text:span text:style-name="T107"> list of tuples</text:span></text:p>
      <text:p text:style-name="P156">&gt;&gt;&gt; for x, y in list_of_points:</text:p>
      <text:p text:style-name="P156">... <text:s text:c="4"/>print(f"x: {x}, y: {y}")</text:p>
      <text:p text:style-name="P156">... </text:p>
      <text:p text:style-name="P156">x: 1, y: 2</text:p>
      <text:p text:style-name="P156">x: 2, y: 3</text:p>
      <text:p text:style-name="P156">x: 4, y: 3</text:p>
      <text:p text:style-name="P156"/>
      <text:p text:style-name="P198"><text:span text:style-name="T108">Exercise 3 </text:span>Explanation:</text:p>
      <text:p text:style-name="P158">x is taking the first item, y is taking the second one of the tuple, this is (1 , 2)</text:p>
      <text:p text:style-name="P158">x takes 1</text:p>
      <text:p text:style-name="P158">y takes 2</text:p>
      <text:p text:style-name="P158"/>
      <text:p text:style-name="P158"><text:soft-page-break/>the next tuple: x takes 2, y takes 3</text:p>
      <text:p text:style-name="P158">the last tuple: <text:s/>x takes 4, y takes 3</text:p>
      <text:p text:style-name="P158"/>
      <text:p text:style-name="P159">then is printing the literal x: and the value or x, the same for the literal y: and the value of y, <text:span text:style-name="T110">then starts again until the end.</text:span></text:p>
      <text:p text:style-name="P159"/>
      <text:p text:style-name="P159"/>
      <text:p text:style-name="P159"/>
      <text:p text:style-name="P159"/>
      <text:p text:style-name="P159"/>
      <text:p text:style-name="P159"/>
      <text:p text:style-name="P159"/>
      <text:p text:style-name="P201">Exercice 4: <text:span text:style-name="T115">Dictionary</text:span></text:p>
      <text:p text:style-name="P159">&gt;&gt;&gt; ages = {'kevin': 59, 'bob': 40, 'kayla': 21} <text:s text:c="5"/>→<text:span text:style-name="T111"> Dictionary</text:span></text:p>
      <text:p text:style-name="P159">&gt;&gt;&gt; for name, age in ages<text:span text:style-name="T33">.items</text:span>():</text:p>
      <text:p text:style-name="P159">... <text:s text:c="2"/><text:tab/> <text:s/>print(f"Person named: {name}")</text:p>
      <text:p text:style-name="P159">... <text:s text:c="4"/><text:tab/> <text:s/>print(f"Age of: {age}")</text:p>
      <text:p text:style-name="P159">... </text:p>
      <text:p text:style-name="P159">Person named: kevin</text:p>
      <text:p text:style-name="P159">Age of: 59</text:p>
      <text:p text:style-name="P159">Person named: bob</text:p>
      <text:p text:style-name="P159">Age of: 40</text:p>
      <text:p text:style-name="P159">Person named: kayla</text:p>
      <text:p text:style-name="P159">Age of: 21</text:p>
      <text:p text:style-name="P159"/>
      <text:p text:style-name="P202">Explanation:</text:p>
      <text:p text:style-name="P168">The .items() method is wha we are using here.</text:p>
      <text:p text:style-name="P159"/>
      <text:p text:style-name="P159">&gt;&gt;&gt; ages.items()</text:p>
      <text:p text:style-name="P159">dict_items([('kevin', 59), ('bob', 40), ('kayla', 21)]) <text:s/>→<text:span text:style-name="T112"> works like a list of tuples, then we are able to unpack it into two variables and use these two distinct variables in our looping.</text:span></text:p>
      <text:p text:style-name="P159"/>
      <text:p text:style-name="P159"/>
      <text:p text:style-name="P203">Strings example:</text:p>
      <text:p text:style-name="P163">&gt;&gt;&gt; for letter in "my_string":</text:p>
      <text:p text:style-name="P163">... <text:s text:c="4"/>print(letter)</text:p>
      <text:p text:style-name="P163">...</text:p>
      <text:p text:style-name="P163">m</text:p>
      <text:p text:style-name="P163">y</text:p>
      <text:p text:style-name="P163">_</text:p>
      <text:p text:style-name="P163">s</text:p>
      <text:p text:style-name="P163">t</text:p>
      <text:p text:style-name="P163">r</text:p>
      <text:p text:style-name="P163">i</text:p>
      <text:p text:style-name="P163">n</text:p>
      <text:p text:style-name="P163">g</text:p>
      <text:p text:style-name="P163">&gt;&gt;&gt;</text:p>
      <text:p text:style-name="P370"/>
      <text:p text:style-name="P159"/>
      <text:p text:style-name="P159"/>
      <text:p text:style-name="P159"/>
      <text:p text:style-name="P159"/>
      <text:p text:style-name="P159"><text:soft-page-break/></text:p>
      <text:p text:style-name="P69"><text:span text:style-name="T126">Boolean / </text:span>Logic Operations:</text:p>
      <text:p text:style-name="P159"/>
      <text:p text:style-name="P164"><text:span text:style-name="T33">Not: </text:span>Used to negate something or get the opposite boolean value for it</text:p>
      <text:p text:style-name="P210"/>
      <text:p text:style-name="P164"><text:span text:style-name="T33">Or: </text:span>Will return True if both items are True <text:span text:style-name="T120">or at least one of them are True.</text:span></text:p>
      <text:p text:style-name="P210"/>
      <text:p text:style-name="P164"><text:span text:style-name="T33">And: </text:span>Will return True if both items are True</text:p>
      <text:p text:style-name="P164"/>
      <text:p text:style-name="P164"/>
      <text:p text:style-name="P204">Exercice 1: <text:s/><text:span text:style-name="T119">NOT</text:span></text:p>
      <text:p text:style-name="P164">&gt;&gt;&gt; name = ""</text:p>
      <text:p text:style-name="P164">&gt;&gt;&gt; not name</text:p>
      <text:p text:style-name="P164">True</text:p>
      <text:p text:style-name="P164"/>
      <text:p text:style-name="P204">Exercice 1 explanation:</text:p>
      <text:p text:style-name="P169">The variable name is empty.</text:p>
      <text:p text:style-name="P204"><text:span text:style-name="T117">not</text:span><text:span text:style-name="T1"> is looking the boolean value of the variable </text:span><text:span text:style-name="T117">name</text:span><text:span text:style-name="T1">, </text:span><text:span text:style-name="T18">which is an empty string. </text:span><text:span text:style-name="T19">Therefor it’s value is False.</text:span></text:p>
      <text:p text:style-name="P170"/>
      <text:p text:style-name="P170"/>
      <text:p text:style-name="P205"><text:span text:style-name="T118">E</text:span>xercise 2: <text:s/><text:span text:style-name="T119">NOT</text:span></text:p>
      <text:p text:style-name="P165">&gt;&gt;&gt; if not name:</text:p>
      <text:p text:style-name="P165">... <text:s text:c="4"/>print("no Name given")</text:p>
      <text:p text:style-name="P165">... </text:p>
      <text:p text:style-name="P165">no Name given</text:p>
      <text:p text:style-name="P165"/>
      <text:p text:style-name="P165"/>
      <text:p text:style-name="P208">v</text:p>
      <text:p text:style-name="P166">&gt;&gt;&gt; first = "" <text:s/>→<text:span text:style-name="T121"> this is gonna be False</text:span></text:p>
      <text:p text:style-name="P166">&gt;&gt;&gt; last = "Thompson" <text:s text:c="2"/>→<text:span text:style-name="T121"> this is gonna be True.</text:span></text:p>
      <text:p text:style-name="P166">&gt;&gt;&gt; if first or last:</text:p>
      <text:p text:style-name="P166">... <text:s text:c="4"/>print("The user has a first of last name")</text:p>
      <text:p text:style-name="P166">... <text:s text:c="4"/></text:p>
      <text:p text:style-name="P166">The user has a first of last name</text:p>
      <text:p text:style-name="P207">Explanation:</text:p>
      <text:p text:style-name="P167">Because one of the variables is True evaluates all as True and the message is being printed.</text:p>
      <text:p text:style-name="P167"/>
      <text:p text:style-name="P167"/>
      <text:p text:style-name="P206">Exercise <text:span text:style-name="T122">4</text:span>: OR</text:p>
      <text:p text:style-name="P167">&gt;&gt;&gt; last = "" <text:s/>→<text:span text:style-name="T122"> now we emtied the variable, is gonna be False</text:span></text:p>
      <text:p text:style-name="P167">&gt;&gt;&gt; if first or last:</text:p>
      <text:p text:style-name="P167">... <text:s text:c="4"/>print("The user has a first of last name")</text:p>
      <text:p text:style-name="P167">... </text:p>
      <text:p text:style-name="P167">&gt;&gt;&gt;</text:p>
      <text:p text:style-name="P209">Explanation:</text:p>
      <text:p text:style-name="P171">Nothing is printed because is False. False the <text:span text:style-name="T116">first </text:span><text:span text:style-name="T123">variable and false the </text:span><text:span text:style-name="T116">last</text:span><text:span text:style-name="T123"> variable.</text:span></text:p>
      <text:p text:style-name="P221"/>
      <text:p text:style-name="P221"/>
      <text:p text:style-name="P221"/>
      <text:p text:style-name="P221"/>
      <text:p text:style-name="P221"/>
      <text:p text:style-name="P287"><text:soft-page-break/>If the first item is false it won’t go further. It won’t go to the next item:</text:p>
      <text:p text:style-name="P225"/>
      <text:p text:style-name="P221">&gt;&gt;&gt; 0 and 1</text:p>
      <text:p text:style-name="P171"><text:span text:style-name="T123">0 →</text:span><text:span text:style-name="T124"> 0 is nothing (false) so being false is not going to move to the next item, </text:span><text:span text:style-name="T125">1 in this example.</text:span></text:p>
      <text:p text:style-name="P226"/>
      <text:p text:style-name="P226">&gt;&gt;&gt; test = 0</text:p>
      <text:p text:style-name="P226">&gt;&gt;&gt; not test</text:p>
      <text:p text:style-name="P171"><text:span text:style-name="T124">True <text:s text:c="3"/>→</text:span><text:span text:style-name="T125"> here we can see that 0 is false when we ask for the oposite value.</text:span></text:p>
      <text:p text:style-name="P226"/>
      <text:p text:style-name="P171"><text:span text:style-name="T124">&gt;&gt;&gt; </text:span><text:span text:style-name="T125">test</text:span><text:span text:style-name="T124"> = 10</text:span></text:p>
      <text:p text:style-name="P171"><text:span text:style-name="T124">&gt;&gt;&gt; not </text:span><text:span text:style-name="T125">test</text:span></text:p>
      <text:p text:style-name="P171"><text:span text:style-name="T124">False <text:s/>→</text:span><text:span text:style-name="T125"> if test have something inside, True, then asking to show the oposite we can see that is <text:tab/> <text:s text:c="2"/><text:tab/> <text:s text:c="3"/>returning False</text:span></text:p>
      <text:p text:style-name="P226"/>
      <text:p text:style-name="P323">&gt;&gt;&gt; 1 and 2</text:p>
      <text:p text:style-name="P355"><text:span text:style-name="T123">2 <text:s/>→</text:span><text:span text:style-name="T124"> 1 is something, is true</text:span></text:p>
      <text:p text:style-name="P323"/>
      <text:p text:style-name="P323">&gt;&gt;&gt; (1 == 1) and print("Something")</text:p>
      <text:p text:style-name="P323">Something</text:p>
      <text:p text:style-name="P323"/>
      <text:p text:style-name="P323">&gt;&gt;&gt; (1 == 2) and print("Something")</text:p>
      <text:p text:style-name="P374">False</text:p>
      <text:p text:style-name="P221"/>
      <text:p text:style-name="P70">Reading User Input:</text:p>
      <text:p text:style-name="P227"/>
      <text:p text:style-name="P228"><text:span text:style-name="T128">Built in function</text:span> <text:span text:style-name="T33">input</text:span></text:p>
      <text:p text:style-name="P222"/>
      <text:p text:style-name="P229">Opens a prompt in the next line and let’s you to type what you want. <text:span text:style-name="T129">You can add a text before. Is also saving what you typed into the variable.</text:span></text:p>
      <text:p text:style-name="P229"/>
      <text:p text:style-name="P230">Input is returning a string. If you need another datatype add it before, see example 3 in “age”</text:p>
      <text:p text:style-name="P222"/>
      <text:p text:style-name="P348">Example 1:</text:p>
      <text:p text:style-name="P321">&gt;&gt;&gt; s = input('Type something: ')</text:p>
      <text:p text:style-name="P321">Type something: I'm typpingg iitt</text:p>
      <text:p text:style-name="P321">&gt;&gt;&gt; s</text:p>
      <text:p text:style-name="P321">"I'm typpingg iitt"</text:p>
      <text:p text:style-name="P321"/>
      <text:p text:style-name="P348">Example 2:</text:p>
      <text:p text:style-name="P321">&gt;&gt;&gt; s = input("What's your name: ")</text:p>
      <text:p text:style-name="P321">What's your name: Rutiger</text:p>
      <text:p text:style-name="P321">&gt;&gt;&gt; s</text:p>
      <text:p text:style-name="P321">'Rutiger'</text:p>
      <text:p text:style-name="P322"/>
      <text:p text:style-name="P348">Example 3: <text:span text:style-name="T20">This have to be saved in a file. Specifying the shebang you can call the script with his name. Not necessary to type python3.6 before or use a .py</text:span></text:p>
      <text:p text:style-name="P328"/>
      <text:p text:style-name="P322">#!/usr/bin/env python3.6 <text:s/>→<text:span text:style-name="T127"> Shebang for python:</text:span></text:p>
      <text:p text:style-name="P323"/>
      <text:p text:style-name="P323">name = input("Wat is your name? ")</text:p>
      <text:p text:style-name="P323">birthdate = input("What is your birthdate? ")</text:p>
      <text:p text:style-name="P323">age =<text:span text:style-name="T33"> int</text:span>(input("How old are you? ")) <text:s text:c="3"/><text:tab/><text:tab/> →<text:span text:style-name="T130"> <text:s/>We need to capture integers, so we have to specifi it before.</text:span></text:p>
      <text:p text:style-name="P323"/>
      <text:p text:style-name="P323">print(f"{name} was born on {birthdate}")</text:p>
      <text:p text:style-name="P323">print(f"Half of your age is {age / 2}")</text:p>
      <text:p text:style-name="P221"/>
      <text:p text:style-name="P221"/>
      <text:p text:style-name="P371"><text:soft-page-break/></text:p>
      <text:p text:style-name="P221"/>
      <text:p text:style-name="P71">Functions:</text:p>
      <text:p text:style-name="P221"/>
      <text:p text:style-name="P231">– Define it with <text:span text:style-name="T131">the statement</text:span> <text:span text:style-name="T33">def </text:span>→ stands for <text:span text:style-name="T116">define</text:span></text:p>
      <text:p text:style-name="P290"/>
      <text:p text:style-name="P231">– <text:span text:style-name="T131">Then the function name that can start with lowercase, uppercase or underscore _</text:span></text:p>
      <text:p text:style-name="P232">You can <text:span text:style-name="T135">NOT</text:span> use numbers or other puntuation signs rather than underscore.</text:p>
      <text:p text:style-name="P233">Try to use a lowercase letter.</text:p>
      <text:p text:style-name="P232"/>
      <text:p text:style-name="P232">– <text:span text:style-name="T132">Parenthesis and colon → <text:s/>(): <text:s/>to define a function.</text:span></text:p>
      <text:p text:style-name="P232">– <text:span text:style-name="T133">Four spaces: <text:s/>The code inside the function have to have a tab or 4 spaces, see below.</text:span></text:p>
      <text:p text:style-name="P231"/>
      <text:p text:style-name="P288">Example <text:span text:style-name="T134">1</text:span>:</text:p>
      <text:p text:style-name="P326">&gt;&gt;&gt; def hello_world():</text:p>
      <text:p text:style-name="P326">... <text:s text:c="10"/>print("Hello, OOOOOOOOOOO")</text:p>
      <text:p text:style-name="P326">... </text:p>
      <text:p text:style-name="P326">&gt;&gt;&gt; </text:p>
      <text:p text:style-name="P326"/>
      <text:p text:style-name="P234">– Call a function: <text:s/>The name of the function plus parenthesis: <text:s/>()</text:p>
      <text:p text:style-name="P326">&gt;&gt;&gt; hello_world()</text:p>
      <text:p text:style-name="P326">Hello, OOOOOOOOOOO</text:p>
      <text:p text:style-name="P234"/>
      <text:p text:style-name="P234"/>
      <text:p text:style-name="P289">Example 2:</text:p>
      <text:p text:style-name="P327">&gt;&gt;&gt; def print_name(name): <text:tab/>→<text:span text:style-name="T136"> (name) will be the variable that will exist inside the context of the function.</text:span></text:p>
      <text:p text:style-name="P327">... <text:s text:c="8"/>print(f"Name is {name}")</text:p>
      <text:p text:style-name="P327">... </text:p>
      <text:p text:style-name="P327">&gt;&gt;&gt; print_name("AAAAAAAAAAA")</text:p>
      <text:p text:style-name="P327">Name is AAAAAAAAAAA</text:p>
      <text:p text:style-name="P235"/>
      <text:p text:style-name="P236"><text:span text:style-name="T33">Example 3:</text:span> <text:span text:style-name="T59">Functions dont’ return the value</text:span></text:p>
      <text:p text:style-name="P237">The keyword <text:span text:style-name="T116">return</text:span> will keep the value and will display it if we call it from outside.</text:p>
      <text:p text:style-name="P221"/>
      <text:p text:style-name="P323">&gt;&gt;&gt; def add_two(num):</text:p>
      <text:p text:style-name="P323">... <text:s text:c="8"/><text:span text:style-name="T33">return</text:span> num + 3</text:p>
      <text:p text:style-name="P323">... </text:p>
      <text:p text:style-name="P323">&gt;&gt;&gt; result = add_two(2)</text:p>
      <text:p text:style-name="P323">&gt;&gt;&gt; result</text:p>
      <text:p text:style-name="P323">5</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38"><text:soft-page-break/><text:span text:style-name="T33">Example 4</text:span>: <text:s/>Script Body mass index calculator</text:p>
      <text:p text:style-name="P221"/>
      <text:p text:style-name="P239"><text:span text:style-name="T137">Vim tip: </text:span>To make vim to detect that you are writing in python once you <text:span text:style-name="T138">have added the shebang you can save, close and open the program again. Vim will detect python and will highlight the code properly, will auto set up the tab to do 4 spaces instead of 1 and probably will do more stuff.</text:span></text:p>
      <text:p text:style-name="P239"/>
      <text:p text:style-name="P240">If you are using vim is not necessary to close and open the file. Just save :w <text:span text:style-name="T33">and :e</text:span></text:p>
      <text:p text:style-name="P240"/>
      <text:p text:style-name="P324"/>
      <text:p text:style-name="P323">#!/usr/bin/env python3.6</text:p>
      <text:p text:style-name="P323"/>
      <text:p text:style-name="P323"># BMI = (weight in kg / height in meters squared)</text:p>
      <text:p text:style-name="P323"># Imperial version BMI * 703</text:p>
      <text:p text:style-name="P323"/>
      <text:p text:style-name="P323">def <text:span text:style-name="T137">gather_info</text:span>():</text:p>
      <text:p text:style-name="P323"><text:s text:c="4"/>height = float(input("What is your height? (inches or meters) "))</text:p>
      <text:p text:style-name="P323"><text:s text:c="4"/>weight = float(input("What is your weight? (pounds or kilograms) "))</text:p>
      <text:p text:style-name="P323"><text:s text:c="4"/>system = input("Are your measurements in metric or imperial units? " ).<text:span text:style-name="T33">lower().strip() →</text:span><text:span text:style-name="T38"> explained at the end</text:span></text:p>
      <text:p text:style-name="P325"><text:s text:c="3"/><text:span text:style-name="T33"><text:s/>return</text:span> (height, weight, system) <text:s/><text:span text:style-name="T33">→</text:span><text:span text:style-name="T40"> we use a tuple </text:span><text:span text:style-name="T139">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25"><text:tab/> <text:s text:c="4"/></text:p>
      <text:p text:style-name="P323">def <text:span text:style-name="T137">calculate_bmi</text:span>(weight, height, system='metric'): <text:span text:style-name="T33">→</text:span><text:span text:style-name="T41"> we are putting</text:span><text:span text:style-name="T141"> system as metric as default.</text:span></text:p>
      <text:p text:style-name="P323"/>
      <text:p text:style-name="P323"><text:s text:c="4"/><text:span text:style-name="T33">""" </text:span><text:s text:c="2"/><text:span text:style-name="T33">→</text:span><text:span text:style-name="T39"> Doc String <text:s/></text:span><text:span text:style-name="T140">this is used as documentation. The IDE will interpret it as doc and will show it in a <text:tab/> <text:s/><text:tab/> <text:s text:c="4"/>particular way to make it clearer and easy to read. This is not part of the code, it’s a commentary.</text:span></text:p>
      <text:p text:style-name="P323"/>
      <text:p text:style-name="P323"><text:s text:c="4"/>Return the Body Mass Index (BMI) for the</text:p>
      <text:p text:style-name="P323"><text:s text:c="4"/>given weight, height, and measurement system.</text:p>
      <text:p text:style-name="P323"><text:s text:c="3"/><text:span text:style-name="T33"><text:s/>""" <text:s text:c="3"/>→</text:span><text:span text:style-name="T39"> Doc string ends</text:span></text:p>
      <text:p text:style-name="P323"/>
      <text:p text:style-name="P323"><text:s text:c="4"/>if system == 'metric':</text:p>
      <text:p text:style-name="P323"><text:s text:c="8"/>bmi = (weight / (height ** 2)) </text:p>
      <text:p text:style-name="P323"><text:s text:c="4"/>else:</text:p>
      <text:p text:style-name="P323"><text:s text:c="8"/>bmi = 703 * (weight / height ** 2)</text:p>
      <text:p text:style-name="P323"><text:s text:c="4"/>return bmi </text:p>
      <text:p text:style-name="P323"/>
      <text:p text:style-name="P323">while True:</text:p>
      <text:p text:style-name="P323"><text:s text:c="4"/>height, weight, system = <text:span text:style-name="T137">gather_info</text:span>()</text:p>
      <text:p text:style-name="P323"><text:s text:c="4"/>if system.<text:span text:style-name="T33">startswith(</text:span>'i'): <text:s text:c="5"/>→<text:span text:style-name="T142"> </text:span><text:span text:style-name="T42">starswith</text:span><text:span text:style-name="T142"> checks the string and see if the first character is matching what we passing.</text:span></text:p>
      <text:p text:style-name="P323"><text:s text:c="8"/>bmi = <text:span text:style-name="T137">calculate_bmi</text:span>(weight, system=system, height=height)</text:p>
      <text:p text:style-name="P323"><text:s text:c="8"/>print(f"Your BMI is {bmi}")</text:p>
      <text:p text:style-name="P323"><text:s text:c="8"/>break</text:p>
      <text:p text:style-name="P323"><text:s text:c="4"/>elif system.startswith('m'):</text:p>
      <text:p text:style-name="P323"><text:s text:c="8"/>bmi = <text:span text:style-name="T137">calculate_bmi</text:span>(weight, height)</text:p>
      <text:p text:style-name="P323"><text:s text:c="8"/>print(f"Your BMI is {bmi}")</text:p>
      <text:p text:style-name="P323"><text:s text:c="8"/>break</text:p>
      <text:p text:style-name="P323"><text:s text:c="4"/>else:</text:p>
      <text:p text:style-name="P323"><text:s text:c="8"/>print("Error: Unknown measurement system. Please use imperial or metric.")</text:p>
      <text:p text:style-name="P323"/>
      <text:p text:style-name="P221"/>
      <text:p text:style-name="P241">Function <text:span text:style-name="T33">.lower()</text:span> → to convert all the input in lowercase because maybe the user is typing in upper.</text:p>
      <text:p text:style-name="P241">Function <text:span text:style-name="T33">.strip() </text:span>→ will strip any whitespace from the beginning or the end.</text:p>
      <text:p text:style-name="P221"/>
      <text:p text:style-name="P242">Method .<text:span text:style-name="T33">starswith</text:span>(‘whatever_here’) <text:s/>→ you can put larger strings and will see if it matches.</text:p>
      <text:p text:style-name="P221"/>
      <text:p text:style-name="P371"/>
      <text:p text:style-name="P221"/>
      <text:p text:style-name="P221"/>
      <text:p text:style-name="P72"><text:soft-page-break/>Using Standard Library Packages:</text:p>
      <text:p text:style-name="P221"/>
      <text:p text:style-name="P243"><text:a xlink:type="simple" xlink:href="https://docs.python.org/3/library/index.html" text:style-name="Internet_20_link" text:visited-style-name="Visited_20_Internet_20_Link">Python Standar Library</text:a> <text:span text:style-name="T143">List of all the packages that are build into the standard library.</text:span></text:p>
      <text:p text:style-name="P221"/>
      <text:p text:style-name="P296">Pull in a package: </text:p>
      <text:p text:style-name="P251">To use it in your script or in the REPL: </text:p>
      <text:p text:style-name="P251"><text:tab/>import &lt;name_of_the_package&gt;</text:p>
      <text:p text:style-name="P251"><text:tab/>import time</text:p>
      <text:p text:style-name="P224"/>
      <text:p text:style-name="P252">Once imported you can use the package, will autofill it if you use the Tab. </text:p>
      <text:p text:style-name="P224"/>
      <text:p text:style-name="P297">Why to pull packages:</text:p>
      <text:p text:style-name="P253">You have to pull the packages that you need from the library because there are thousands and <text:span text:style-name="T154">to</text:span> have all of them already built in takes too much resources <text:span text:style-name="T154">apart that</text:span> you are not going to use all of them.</text:p>
      <text:p text:style-name="P224"/>
      <text:p text:style-name="P224"/>
      <text:p text:style-name="P298">Exercise<text:span text:style-name="T157">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92"/>
      <text:p text:style-name="P292">time.localtime([secs])</text:p>
      <text:p text:style-name="P291"/>
      <text:p text:style-name="P291">Explanation:</text:p>
      <text:p text:style-name="P244">time <text:s text:c="15"/>→ <text:s text:c="2"/>module <text:span text:style-name="T146">or package</text:span></text:p>
      <text:p text:style-name="P244">.localtime() <text:s text:c="4"/>→ <text:s/>function</text:p>
      <text:p text:style-name="P244">([something]) → <text:s/><text:span text:style-name="T144">if it is between square brakets means that the content is optional, you can leave it <text:tab/><text:tab/> <text:s text:c="4"/>empty like this: <text:s/>time.localtime() <text:s/>or you can add a value, seconds in this <text:tab/><text:tab/><text:tab/> <text:s text:c="4"/>exaple.</text:span></text:p>
      <text:p text:style-name="P244">time.mktime(t<text:span text:style-name="T147">) → have no square brakets therefore the t is a required parameter.</text:span></text:p>
      <text:p text:style-name="P244"/>
      <text:p text:style-name="P292">time.strftime(format[, t]) →<text:span text:style-name="T145"> </text:span><text:span text:style-name="T21">Convert our time into something we can be formating in the way that we want.</text:span></text:p>
      <text:p text:style-name="P293"><text:span text:style-name="T21">F</text:span><text:span text:style-name="T1">or instance you want to convert the current time to the one used in USA.</text:span></text:p>
      <text:p text:style-name="P221"/>
      <text:p text:style-name="P294">Exercise <text:span text:style-name="T157">1</text:span>:</text:p>
      <text:p text:style-name="P323">&gt;&gt;&gt; import time →<text:span text:style-name="T148"> we import time </text:span></text:p>
      <text:p text:style-name="P323">&gt;&gt;&gt; now = time.localtime() <text:s/>→<text:span text:style-name="T148"> declaring the variable now</text:span></text:p>
      <text:p text:style-name="P323"/>
      <text:p text:style-name="P323">&gt;&gt;&gt; now →<text:span text:style-name="T148"> calling the variable to show its content.</text:span></text:p>
      <text:p text:style-name="P323">time.struct_time(tm_year=2020, tm_mon=9, tm_mday=22, tm_hour=16, tm_min=25, tm_sec=12, tm_wday=1, tm_yday=266, tm_isdst=0)</text:p>
      <text:p text:style-name="P221"/>
      <text:p text:style-name="P223">time.struct_time →<text:span text:style-name="T149"> similar to data type like str, float, dict, etc, </text:span><text:span text:style-name="T43">time.struct_time is a type of object.</text:span></text:p>
      <text:p text:style-name="P221"/>
      <text:p text:style-name="P246">All the things inside the parenthesis are <text:span text:style-name="T150">atributes of the object: <text:s/>tm_year=2020 is an atribute like <text:s/></text:span><text:span text:style-name="T155">tm_mon=9, </text:span><text:span text:style-name="T156">etc, etc.</text:span></text:p>
      <text:p text:style-name="P245"/>
      <text:p text:style-name="P295"><text:span text:style-name="T152">How to access </text:span>atri<text:span text:style-name="T152">b</text:span>ute<text:span text:style-name="T152">s on an object</text:span>:<text:span text:style-name="T1"> and will give us the value associated.</text:span></text:p>
      <text:p text:style-name="P245">&gt;&gt;&gt; now.tm_hour <text:s text:c="3"/>→<text:span text:style-name="T151"> is not a function, is not necessary to add () at the end.</text:span></text:p>
      <text:p text:style-name="P245">16</text:p>
      <text:p text:style-name="P245"/>
      <text:p text:style-name="P250">A method is an atribute on an object <text:span text:style-name="T153">and you are invocking it, calling it, by puting the parenthesis there.</text:span></text:p>
      <text:p text:style-name="P245"/>
      <text:p text:style-name="P299"><text:soft-page-break/>Exercise 2:<text:span text:style-name="T1"> </text:span><text:span text:style-name="T23">We import the time package and we use it to call several functions</text:span></text:p>
      <text:p text:style-name="P329">#!/usr/bin/env python3.6</text:p>
      <text:p text:style-name="P329"/>
      <text:p text:style-name="P329"># This is a stop watch.Will print you the current time and will ask you to press enter to stop the clock.</text:p>
      <text:p text:style-name="P329"># Once you pressed enter will show you the time when you pressed enter and how much seconds have passed since the # begginng until you pressed enter, yes it's amazing</text:p>
      <text:p text:style-name="P329"/>
      <text:p text:style-name="P349">import time</text:p>
      <text:p text:style-name="P329"/>
      <text:p text:style-name="P329">start_time = <text:span text:style-name="T33">time.localtime</text:span>()</text:p>
      <text:p text:style-name="P329">print(f"Timer started at {<text:span text:style-name="T33">time.strftime</text:span>('%X', start_time)}")</text:p>
      <text:p text:style-name="P329"/>
      <text:p text:style-name="P329"># Wait for user to stop timer</text:p>
      <text:p text:style-name="P329">input("Press 'Enter' to stop timer ")</text:p>
      <text:p text:style-name="P329"/>
      <text:p text:style-name="P329">stop_time = <text:span text:style-name="T33">time.localtime</text:span>()</text:p>
      <text:p text:style-name="P329">difference = <text:span text:style-name="T33">time.mktime</text:span>(stop_time) - <text:span text:style-name="T33">time.mktime</text:span>(start_time)</text:p>
      <text:p text:style-name="P329"/>
      <text:p text:style-name="P329"/>
      <text:p text:style-name="P329">print(f"Timer stopped at {<text:span text:style-name="T33">time.strftime</text:span>('%X', stop_time)}")</text:p>
      <text:p text:style-name="P329">print(f"Total time: {difference} seconds")</text:p>
      <text:p text:style-name="P344"/>
      <text:p text:style-name="P245"/>
      <text:p text:style-name="P254"><text:span text:style-name="T33">Exercise 2.1</text:span>: Does the same but only <text:span text:style-name="T158">import</text:span> the 3 functions that we need, not the whole time package.</text:p>
      <text:p text:style-name="P330">#!/usr/bin/env python3.6</text:p>
      <text:p text:style-name="P330"/>
      <text:p text:style-name="P354">from time import localtime, mktime, strftime</text:p>
      <text:p text:style-name="P344"/>
      <text:p text:style-name="P344">start_time = <text:span text:style-name="T33">localtime</text:span>()</text:p>
      <text:p text:style-name="P344">print(f"Timer started at {<text:span text:style-name="T33">strftime</text:span>('%X', start_time)}")</text:p>
      <text:p text:style-name="P344"/>
      <text:p text:style-name="P344"># Wait for user to stop timer</text:p>
      <text:p text:style-name="P344">input("Press 'Enter' to stop timer ")</text:p>
      <text:p text:style-name="P344"/>
      <text:p text:style-name="P344">stop_time = <text:span text:style-name="T33">localtime</text:span>()</text:p>
      <text:p text:style-name="P344">difference = <text:span text:style-name="T33">mktime</text:span>(stop_time) - <text:span text:style-name="T33">mktime</text:span>(start_time)</text:p>
      <text:p text:style-name="P344"/>
      <text:p text:style-name="P344">print(f"Timer stopped at {<text:span text:style-name="T33">strftime</text:span>('%X', stop_time)}")</text:p>
      <text:p text:style-name="P344">print(f"Total time: {difference} seconds")</text:p>
      <text:p text:style-name="P245"/>
      <text:p text:style-name="P372"/>
      <text:p text:style-name="P245"/>
      <text:p text:style-name="P73">Working with Environment Variables</text:p>
      <text:p text:style-name="P245"/>
      <text:p text:style-name="P245"/>
      <text:p text:style-name="P255">To use environment variables we have to import a few packages from the standard library:</text:p>
      <text:p text:style-name="P255"/>
      <text:p text:style-name="P255"><text:a xlink:type="simple" xlink:href="https://docs.python.org/3/library/os.html" text:style-name="Internet_20_link" text:visited-style-name="Visited_20_Internet_20_Link"><text:span text:style-name="T33">os</text:span></text:a><text:span text:style-name="T33">: </text:span>Huge package with so many functions <text:span text:style-name="T159">and objects</text:span>, <text:span text:style-name="T159">we will use the following:</text:span></text:p>
      <text:p text:style-name="P255"/>
      <text:p text:style-name="P256"><text:a xlink:type="simple" xlink:href="https://docs.python.org/3/library/os.html#os.environ" text:style-name="Internet_20_link" text:visited-style-name="Visited_20_Internet_20_Link">os.environ:</text:a> Object, not a function, <text:span text:style-name="T160">is a mapping object (what a dictionary is)</text:span> </text:p>
      <text:p text:style-name="P247"/>
      <text:p text:style-name="P247"/>
      <text:p text:style-name="P247"/>
      <text:p text:style-name="P247"/>
      <text:p text:style-name="P247"/>
      <text:p text:style-name="P247"/>
      <text:p text:style-name="P247"/>
      <text:p text:style-name="P300"><text:soft-page-break/>Exercise 1: <text:span text:style-name="T1">In the REPL, show me the path to my home folder:</text:span></text:p>
      <text:p text:style-name="P258"/>
      <text:p text:style-name="P329">&gt;&gt;&gt; import os <text:s text:c="2"/><text:tab/><text:tab/> <text:s text:c="2"/>→<text:span text:style-name="T161"> we import the package os from the standard library</text:span></text:p>
      <text:p text:style-name="P329">&gt;&gt;&gt; os.environ["HOME"]<text:tab/> <text:s text:c="3"/>→<text:span text:style-name="T161"> and use the object environ to let us to see the path to our home</text:span><text:tab/><text:tab/></text:p>
      <text:p text:style-name="P329">'/home/cloud_user'</text:p>
      <text:p text:style-name="P329">&gt;&gt;&gt; </text:p>
      <text:p text:style-name="P245"/>
      <text:p text:style-name="P257"><text:span text:style-name="T33">Exercise 2</text:span>: <text:span text:style-name="T162">We create a script that will read a variable declared outside (in the shell) of the script.</text:span></text:p>
      <text:p text:style-name="P245"/>
      <text:p text:style-name="P329">#!/usr/bin/env python3.6</text:p>
      <text:p text:style-name="P329"/>
      <text:p text:style-name="P329">import os</text:p>
      <text:p text:style-name="P329"/>
      <text:p text:style-name="P329">stage = os.environ["STAGE"].upper() <text:s/>→<text:span text:style-name="T163"> we use the object environ to search in our shell for the variable STAGE</text:span></text:p>
      <text:p text:style-name="P329"><text:tab/><text:tab/><text:tab/><text:tab/> <text:s text:c="11"/><text:span text:style-name="T163">and we will convert the content of the variable to upper case letters.</text:span><text:tab/></text:p>
      <text:p text:style-name="P331">output = f"We're running in {stage}" <text:s text:c="4"/>→<text:span text:style-name="T164"> Print the phrase “We’re running in ”</text:span> <text:span text:style-name="T164">and the content of the variable STAGE. </text:span></text:p>
      <text:p text:style-name="P331"><text:tab/><text:tab/><text:tab/><text:tab/><text:tab/><text:span text:style-name="T164">Store all this into the variable output</text:span> <text:s text:c="6"/><text:tab/> <text:tab/></text:p>
      <text:p text:style-name="P329">if stage.startswith("PROD"): <text:s text:c="18"/>→<text:span text:style-name="T164"> if the variable STAGE starts with PROD, update the var output adding </text:span></text:p>
      <text:p text:style-name="P329"><text:s text:c="4"/>output = "DANGER!!! - " + output <text:s text:c="9"/>Danger + the content of the var ouput stored before, “We’<text:span text:style-name="T164">re running</text:span></text:p>
      <text:p text:style-name="P329"><text:tab/><text:tab/><text:tab/><text:tab/><text:tab/><text:span text:style-name="T164">in {stage}</text:span></text:p>
      <text:p text:style-name="P329">print(output)<text:tab/><text:tab/><text:tab/><text:tab/><text:span text:style-name="T164">and print the content of the variable output.</text:span></text:p>
      <text:p text:style-name="P245"/>
      <text:p text:style-name="P313">To run it do:</text:p>
      <text:p text:style-name="P259">STAGE=staging running <text:s/>→ you declare the variable STAGE and the value is staging, then you call <text:tab/><text:tab/><text:tab/><text:tab/>the program the program created that you called as “running”</text:p>
      <text:p text:style-name="P333">bin $ STAGE=staging running</text:p>
      <text:p text:style-name="P333">We're running in STAGING</text:p>
      <text:p text:style-name="P259"/>
      <text:p text:style-name="P333">bin $ STAGE=production running</text:p>
      <text:p text:style-name="P333">DANGER!!! - We're running in PRODUCTION</text:p>
      <text:p text:style-name="P259"/>
      <text:p text:style-name="P333">bin $ STAGE=polla running</text:p>
      <text:p text:style-name="P333">We're running in POLLA</text:p>
      <text:p text:style-name="P245"/>
      <text:p text:style-name="P301">Exercise 3: <text:span text:style-name="T1">If I’m running the previous script without declaring the variable I will get this errror:</text:span></text:p>
      <text:p text:style-name="P262"/>
      <text:p text:style-name="P350"><text:span text:style-name="T1">bin $ </text:span>running</text:p>
      <text:p text:style-name="P334">Traceback (most recent call last):</text:p>
      <text:p text:style-name="P334"><text:s text:c="2"/>File "/home/cloud_user/bin/running", line 5, in &lt;module&gt;</text:p>
      <text:p text:style-name="P334"><text:s text:c="4"/>stage = os.environ["STAGE"].upper()</text:p>
      <text:p text:style-name="P334"><text:s text:c="2"/>File "/usr/local/lib/python3.6/os.py", line 669, in __getitem__</text:p>
      <text:p text:style-name="P334"><text:s text:c="4"/>raise KeyError(key) from None</text:p>
      <text:p text:style-name="P350">KeyError<text:span text:style-name="T1">: 'STAGE'</text:span></text:p>
      <text:p text:style-name="P245"/>
      <text:p text:style-name="P260">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65">v</text:span></text:a> function <text:span text:style-name="T166">in which we can provide a default variable inside the script just in case we are not passing one when calling the script.</text:span></text:p>
      <text:p text:style-name="P260"/>
      <text:p text:style-name="P329">#!/usr/bin/env python3.6</text:p>
      <text:p text:style-name="P329">import os</text:p>
      <text:p text:style-name="P329"/>
      <text:p text:style-name="P329">stage = <text:span text:style-name="T33">os.getenv("STAGE", default="dev").</text:span>upper() <text:s/>→<text:span text:style-name="T166"> we call the function getenv which return the variable key if</text:span></text:p>
      <text:p text:style-name="P329"><text:tab/><text:tab/><text:tab/><text:tab/><text:tab/><text:tab/> <text:s text:c="10"/><text:span text:style-name="T166">exists, or default if not exists</text:span></text:p>
      <text:p text:style-name="P329">output = f"We're running in {stage}"</text:p>
      <text:p text:style-name="P329">if stage.startswith("PROD"):</text:p>
      <text:p text:style-name="P329"><text:s text:c="4"/>output = "DANGER!!! - " + output</text:p>
      <text:p text:style-name="P329">print(output)</text:p>
      <text:p text:style-name="P245"/>
      <text:p text:style-name="P245"/>
      <text:p text:style-name="P314"><text:soft-page-break/>Now we have no error when calling the script:</text:p>
      <text:p text:style-name="P261"/>
      <text:p text:style-name="P261">bin $ <text:span text:style-name="T33">running</text:span></text:p>
      <text:p text:style-name="P261">We're running in DEV</text:p>
      <text:p text:style-name="P245"/>
      <text:p text:style-name="P245"/>
      <text:p text:style-name="P314">And is still working if we create the variable like in the previous exercise:</text:p>
      <text:p text:style-name="P245"/>
      <text:p text:style-name="P245">bin $ STAGE=pene running</text:p>
      <text:p text:style-name="P245">We're running in PENE</text:p>
      <text:p text:style-name="P372"/>
      <text:p text:style-name="P245"/>
      <text:p text:style-name="P73">Interacting with Files:</text:p>
      <text:p text:style-name="P245"/>
      <text:p text:style-name="P356"><text:span text:style-name="T81">Built in function open(): </text:span><text:a xlink:type="simple" xlink:href="https://docs.python.org/3/library/functions.html#open" text:style-name="Internet_20_link" text:visited-style-name="Visited_20_Internet_20_Link">Documentation</text:a></text:p>
      <text:p text:style-name="P245"/>
      <text:p text:style-name="P264"><text:a xlink:type="simple" xlink:href="https://docs.python.org/3/library/io.html#io-overview" text:style-name="Internet_20_link" text:visited-style-name="Visited_20_Internet_20_Link">More deper information:</text:a></text:p>
      <text:p text:style-name="P263">open(path_to_file, mode=’r’)</text:p>
      <text:p text:style-name="P245"/>
      <text:p text:style-name="P245">‘<text:span text:style-name="T167">r</text:span>’ →<text:span text:style-name="T167"> open for reading (default)</text:span></text:p>
      <text:p text:style-name="P245">‘<text:span text:style-name="T167">w’ → write, truncating the file first </text:span><text:span text:style-name="T175">(removing it’s content if the file already exists)</text:span><text:span text:style-name="T176"> </text:span></text:p>
      <text:p text:style-name="P245">‘<text:span text:style-name="T167">x’ → exclusive creation</text:span></text:p>
      <text:p text:style-name="P263">‘a’ → writing,appending →<text:span text:style-name="T177"> this is the common way to write things, this is like &gt;&gt; redirector.</text:span></text:p>
      <text:p text:style-name="P245"/>
      <text:p text:style-name="P302">Example:</text:p>
      <text:p text:style-name="P264">f = open("myfile.txt", "r", encoding="utf-8")</text:p>
      <text:p text:style-name="P245"/>
      <text:p text:style-name="P245"/>
      <text:p text:style-name="P319"><text:span text:style-name="T33">Exercise 1</text:span>: <text:s/><text:span text:style-name="T45">Read, Seek, Close</text:span></text:p>
      <text:p text:style-name="P303"/>
      <text:p text:style-name="P303">Create a file with different names:</text:p>
      <text:p text:style-name="P265">vim xmen_base.txt</text:p>
      <text:p text:style-name="P357">Storm</text:p>
      <text:p text:style-name="P357">Worverine</text:p>
      <text:p text:style-name="P357">Cyclops</text:p>
      <text:p text:style-name="P357">Bishop</text:p>
      <text:p text:style-name="P357">Nightcrawler</text:p>
      <text:p text:style-name="P245"/>
      <text:p text:style-name="P304">Create the variable and call it:</text:p>
      <text:p text:style-name="P329">&gt;&gt;&gt; xmen_file = open('xmen_base.txt', 'r')</text:p>
      <text:p text:style-name="P329">&gt;&gt;&gt; xmen_file</text:p>
      <text:p text:style-name="P329">&lt;_io.<text:span text:style-name="T33">TextIOWrapper</text:span> name='xmen_base.txt' mode='r' encoding='UTF-8'&gt;</text:p>
      <text:p text:style-name="P245"/>
      <text:p text:style-name="P305">Read it:</text:p>
      <text:p text:style-name="P335">&gt;&gt;&gt; xmen_file.read()</text:p>
      <text:p text:style-name="P266"><text:span text:style-name="T168">'Storm\nWorverine\nCyclops\nBishop\nNightcrawler\n'</text:span><text:tab/></text:p>
      <text:p text:style-name="P245"/>
      <text:p text:style-name="P267"><text:span text:style-name="T33">Read it again,</text:span> the <text:span text:style-name="T170">cursor position</text:span> is at the end, that’s why is showing nothing,empty:</text:p>
      <text:p text:style-name="P329">&gt;&gt;&gt; xmen_file.read()</text:p>
      <text:p text:style-name="P329">''</text:p>
      <text:p text:style-name="P245"/>
      <text:p text:style-name="P245"/>
      <text:p text:style-name="P245"/>
      <text:p text:style-name="P248"/>
      <text:p text:style-name="P268"><text:soft-page-break/><text:a xlink:type="simple" xlink:href="https://docs.python.org/3/library/io.html#io.TextIOBase.seek" text:style-name="Internet_20_link" text:visited-style-name="Visited_20_Internet_20_Link">Seek</text:a>: <text:span text:style-name="T33">Change the stream position</text:span> to read the string again from the beginning:</text:p>
      <text:p text:style-name="P245"/>
      <text:p text:style-name="P329">&gt;&gt;&gt; xmen_file.seek(0) →<text:span text:style-name="T171"> 0 returns to the first position in the stream</text:span></text:p>
      <text:p text:style-name="P329">0</text:p>
      <text:p text:style-name="P245"/>
      <text:p text:style-name="P329">&gt;&gt;&gt; xmen_file.read()</text:p>
      <text:p text:style-name="P329">'Storm\nWorverine\nCyclops\nBishop\nNightcrawler\n' <text:s/>→<text:span text:style-name="T171"> now we can read the whole list again thanks to the seek <text:tab/><text:tab/><text:tab/><text:tab/><text:tab/><text:tab/> <text:s text:c="10"/>method</text:span></text:p>
      <text:p text:style-name="P245"/>
      <text:p text:style-name="P269"><text:span text:style-name="T33">Now calling the </text:span><text:span text:style-name="T44">position 6 with seek</text:span><text:span text:style-name="T172">, which is W from Worverine.</text:span></text:p>
      <text:p text:style-name="P336">&gt;&gt;&gt; xmen_file.seek(6)</text:p>
      <text:p text:style-name="P336">6</text:p>
      <text:p text:style-name="P336"/>
      <text:p text:style-name="P277"><text:span text:style-name="T33">We have the list from the position 6</text:span>, as you can see below:</text:p>
      <text:p text:style-name="P336">&gt;&gt;&gt; xmen_file.read()</text:p>
      <text:p text:style-name="P336">'Worverine\nCyclops\nBishop\nNightcrawler\n'</text:p>
      <text:p text:style-name="P245"/>
      <text:p text:style-name="P306">Let’s show the list in a different way:</text:p>
      <text:p text:style-name="P337">&gt;&gt;&gt; xmen_file.seek(0)</text:p>
      <text:p text:style-name="P337">0</text:p>
      <text:p text:style-name="P337"/>
      <text:p text:style-name="P329">&gt;&gt;&gt; for line in xmen_file:</text:p>
      <text:p text:style-name="P329">... <text:s text:c="4"/>print(line, end="") <text:s/>→<text:span text:style-name="T173"> to avoid to print the \n we use end=”” which is end=0</text:span></text:p>
      <text:p text:style-name="P329">... </text:p>
      <text:p text:style-name="P329">Storm</text:p>
      <text:p text:style-name="P329">Worverine</text:p>
      <text:p text:style-name="P329">Cyclops</text:p>
      <text:p text:style-name="P329">Bishop</text:p>
      <text:p text:style-name="P329">Nightcrawler</text:p>
      <text:p text:style-name="P245"/>
      <text:p text:style-name="P307">Close the file:</text:p>
      <text:p text:style-name="P271">W<text:span text:style-name="T174">hen we work in a file like this and we are done with it we have to close it:</text:span></text:p>
      <text:p text:style-name="P270"/>
      <text:p text:style-name="P329">&gt;&gt;&gt; xmen_file.close()<text:tab/><text:tab/><text:tab/> <text:s/>→<text:span text:style-name="T174"> Closing the file, won’t display any message.</text:span></text:p>
      <text:p text:style-name="P329"/>
      <text:p text:style-name="P329">&gt;&gt;&gt; xmen_file.read() <text:tab/><text:tab/><text:tab/> <text:s/>→<text:span text:style-name="T174"> When we try to read it says that is closed</text:span> <text:s/></text:p>
      <text:p text:style-name="P329">Traceback (most recent call last):</text:p>
      <text:p text:style-name="P329"><text:s text:c="2"/>File "&lt;stdin&gt;", line 1, in &lt;module&gt;</text:p>
      <text:p text:style-name="P329">ValueError: I/O operation on <text:span text:style-name="T33">closed</text:span> file.</text:p>
      <text:p text:style-name="P329"/>
      <text:p text:style-name="P329"/>
      <text:p text:style-name="P272"><text:span text:style-name="T33">You can still see some information</text:span> about the xmen_file variable, but not it’s content:</text:p>
      <text:p text:style-name="P346">&gt;&gt;&gt; xmen_file <text:s text:c="2"/></text:p>
      <text:p text:style-name="P346">&lt;_io.TextIOWrapper <text:span text:style-name="T33">name</text:span>='xmen_base.txt' <text:span text:style-name="T33">mode</text:span>='r' <text:span text:style-name="T33">encoding</text:span>='UTF-8'&gt;</text:p>
      <text:p text:style-name="P345"/>
      <text:p text:style-name="P329">&gt;&gt;&gt; xmen_file.name</text:p>
      <text:p text:style-name="P329">'xmen_base.txt'</text:p>
      <text:p text:style-name="P329"/>
      <text:p text:style-name="P329">&gt;&gt;&gt; xmen_file.mode</text:p>
      <text:p text:style-name="P329">'r'</text:p>
      <text:p text:style-name="P245"/>
      <text:p text:style-name="P245"/>
      <text:p text:style-name="P245"/>
      <text:p text:style-name="P245"/>
      <text:p text:style-name="P245"/>
      <text:p text:style-name="P245"/>
      <text:p text:style-name="P245"/>
      <text:p text:style-name="P245"/>
      <text:p text:style-name="P318"><text:soft-page-break/><text:span text:style-name="T33">Exercise 2: Write </text:span><text:s/></text:p>
      <text:p text:style-name="P273"/>
      <text:p text:style-name="P308">Let’s create the file:</text:p>
      <text:p text:style-name="P245"/>
      <text:p text:style-name="P329">&gt;&gt;&gt; xmen_base = open('xmen_base.txt')</text:p>
      <text:p text:style-name="P332">&gt;&gt;&gt; new_xmen = open('new_xmen.txt', 'w') <text:s text:c="2"/>→<text:span text:style-name="T178">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32"><text:tab/><text:tab/><text:tab/><text:tab/><text:tab/> <text:s text:c="7"/><text:span text:style-name="T182">The file new_xmen.txt is now in your current directory.</text:span><text:tab/></text:p>
      <text:p text:style-name="P249"/>
      <text:p text:style-name="P347">&gt;&gt;&gt; new_xmen <text:s text:c="2"/><text:tab/><text:tab/><text:tab/><text:tab/><text:tab/>→<text:span text:style-name="T181"> calling the variable we can see it’s format</text:span></text:p>
      <text:p text:style-name="P347">&lt;_io.TextIOWrapper name='new_xmen.txt' mode=<text:span text:style-name="T33">'w'</text:span> encoding='UTF-8'&gt;</text:p>
      <text:p text:style-name="P245"/>
      <text:p text:style-name="P329">&gt;&gt;&gt; new_xmen.write(xmen_base.read()) <text:s text:c="8"/>→<text:span text:style-name="T182"> We copy the content of xmen_base.txt into new_xmen.txt</text:span></text:p>
      <text:p text:style-name="P329">44<text:tab/><text:tab/><text:tab/><text:tab/><text:tab/> <text:s text:c="8"/><text:span text:style-name="T183">but is not appearing in the file yet, we have to close it in the next <text:tab/><text:tab/><text:tab/><text:tab/><text:tab/> <text:s text:c="8"/>steeps. We can not read it yet because have to be opened for </text:span></text:p>
      <text:p text:style-name="P245"><text:tab/><text:tab/><text:tab/><text:tab/><text:tab/> <text:s text:c="7"/><text:span text:style-name="T185">reading.</text:span></text:p>
      <text:p text:style-name="P329">&gt;&gt;&gt; new_xmen.<text:span text:style-name="T33">read</text:span>() <text:s text:c="7"/><text:tab/><text:tab/> <text:s text:c="4"/>→<text:span text:style-name="T179"> We try to read it but is still not readable.</text:span></text:p>
      <text:p text:style-name="P329">Traceback (most recent call last):<text:tab/><text:tab/> <text:s text:c="10"/><text:tab/></text:p>
      <text:p text:style-name="P329"><text:s text:c="2"/>File "&lt;stdin&gt;", line 1, in &lt;module&gt;</text:p>
      <text:p text:style-name="P329">io.UnsupportedOperation:<text:span text:style-name="T33"> not readable</text:span></text:p>
      <text:p text:style-name="P329"/>
      <text:p text:style-name="P329">&gt;&gt;&gt; new_xmen.close() <text:s/><text:tab/><text:tab/><text:tab/>→<text:span text:style-name="T184"> We have to close the file to make it readable and to make appear it’s <text:tab/><text:tab/><text:tab/><text:tab/><text:tab/> <text:s text:c="4"/>contents in the new_xmen.txt. Now if you check that file in your current</text:span></text:p>
      <text:p text:style-name="P329"><text:tab/><text:tab/><text:tab/><text:tab/><text:tab/> <text:s text:c="5"/><text:span text:style-name="T184">directory you will see the names of the superheroes.</text:span><text:tab/><text:tab/><text:tab/><text:tab/><text:tab/></text:p>
      <text:p text:style-name="P329">&gt;&gt;&gt; new_xmen<text:tab/><text:tab/><text:tab/><text:tab/>→<text:span text:style-name="T184"> and calling the variable we can see again the format of it</text:span></text:p>
      <text:p text:style-name="P329">&lt;_io.TextIOWrapper <text:span text:style-name="T33">name</text:span>='new_xmen.txt' mode='w' encoding='UTF-8'&gt;</text:p>
      <text:p text:style-name="P329"/>
      <text:p text:style-name="P329">&gt;&gt;&gt; new_xmen = open(new_xmen.<text:span text:style-name="T33">name</text:span>, 'r+')<text:tab/>→<text:span text:style-name="T186"> We open it using another type of mode for the open function, </text:span></text:p>
      <text:p text:style-name="P329"><text:tab/><text:tab/><text:tab/><text:tab/><text:tab/><text:tab/> <text:s text:c="5"/><text:span text:style-name="T186">r → reading, the default one and + for reading and writing.</text:span></text:p>
      <text:p text:style-name="P329"><text:tab/><text:tab/><text:tab/><text:tab/><text:tab/> <text:s text:c="19"/><text:span text:style-name="T187">Notice that we are using .name to call that specific data.</text:span></text:p>
      <text:p text:style-name="P329"/>
      <text:p text:style-name="P329">&gt;&gt;&gt; new_xmen.read()</text:p>
      <text:p text:style-name="P329">'Storm\nWolverine\nCyclops\nBishop\nNightcrawler\n' <text:s text:c="2"/>→<text:span text:style-name="T188"> now we can see the content of the variable.</text:span></text:p>
      <text:p text:style-name="P329"/>
      <text:p text:style-name="P329"/>
      <text:p text:style-name="P329">&gt;&gt;&gt; new_xmen.seek(0) <text:tab/> →<text:span text:style-name="T188"> let’s move the pointer to the first position to allow us to write on it.</text:span></text:p>
      <text:p text:style-name="P329">0</text:p>
      <text:p text:style-name="P329"/>
      <text:p text:style-name="P329"/>
      <text:p text:style-name="P329">&gt;&gt;&gt; new_xmen.write("Beast\n") <text:s/>→<text:span text:style-name="T189"> This will replace Storm for Beast, but won’t appear in the variable or in the </text:span></text:p>
      <text:p text:style-name="P329">6<text:tab/><text:tab/><text:tab/><text:tab/> <text:s text:c="2"/><text:span text:style-name="T189">txt file until you seek it again.</text:span></text:p>
      <text:p text:style-name="P329"/>
      <text:p text:style-name="P329">&gt;&gt;&gt; new_xmen.seek(0)</text:p>
      <text:p text:style-name="P329">0</text:p>
      <text:p text:style-name="P329"/>
      <text:p text:style-name="P329">&gt;&gt;&gt; new_xmen.read() <text:s/><text:tab/>→<text:span text:style-name="T189"> now you can see it. Have replaced Storm for Beast completely because both have 5 leters.</text:span></text:p>
      <text:p text:style-name="P329">'Beast\nWolverine\nCyclops\nBishop\nNightcrawler\n'</text:p>
      <text:p text:style-name="P278"/>
      <text:p text:style-name="P278"/>
      <text:p text:style-name="P278"/>
      <text:p text:style-name="P278"/>
      <text:p text:style-name="P278"/>
      <text:p text:style-name="P278"/>
      <text:p text:style-name="P278"/>
      <text:p text:style-name="P278"/>
      <text:p text:style-name="P278"/>
      <text:p text:style-name="P278"/>
      <text:p text:style-name="P309"><text:soft-page-break/>Appending to a File: <text:span text:style-name="T1"><text:s/></text:span><text:span text:style-name="T24">Adding to the end of the file the content instead of overwritting it.</text:span></text:p>
      <text:p text:style-name="P279"/>
      <text:p text:style-name="P310"><text:span text:style-name="T1">We will use the statement </text:span><text:span text:style-name="T62">with</text:span><text:span text:style-name="T1"> which </text:span><text:span text:style-name="T25">automatically closes the file when we done working with it.</text:span><text:span text:style-name="T1"> </text:span><text:span text:style-name="T26">Works like a loop.</text:span></text:p>
      <text:p text:style-name="P280"/>
      <text:p text:style-name="P351"><text:span text:style-name="T190">with</text:span><text:span text:style-name="T26"> open('xmen_base.txt', 'a') as</text:span><text:span text:style-name="T190"> f</text:span><text:span text:style-name="T26">: <text:s/><text:tab/>→</text:span><text:span text:style-name="T27">this says, open this file and we are going to asing it to the f variable</text:span></text:p>
      <text:p text:style-name="P351"><text:span text:style-name="T27">... <text:s text:c="3"/></text:span><text:span text:style-name="T191"><text:s/>f</text:span><text:span text:style-name="T27">.write("</text:span><text:span text:style-name="T191">Professor Xavier</text:span><text:span text:style-name="T27">\n")</text:span></text:p>
      <text:p text:style-name="P341">... </text:p>
      <text:p text:style-name="P341">17<text:tab/><text:tab/><text:tab/><text:tab/><text:tab/> <text:s text:c="4"/></text:p>
      <text:p text:style-name="P338"/>
      <text:p text:style-name="P274">Now we can check the f as a variable</text:p>
      <text:p text:style-name="P329">&gt;&gt;&gt; f</text:p>
      <text:p text:style-name="P329">&lt;_io.TextIOWrapper name='xmen_base.txt' mode='a' encoding='UTF-8'&gt;</text:p>
      <text:p text:style-name="P329"/>
      <text:p text:style-name="P329"/>
      <text:p text:style-name="P358">If we check the content says that is closed because <text:span text:style-name="T59">with</text:span> takes an object that is closeable, and it will close it when is finished.</text:p>
      <text:p text:style-name="P329"/>
      <text:p text:style-name="P329">&gt;&gt;&gt; f.read()</text:p>
      <text:p text:style-name="P329">Traceback (most recent call last):</text:p>
      <text:p text:style-name="P329"><text:s text:c="2"/>File "&lt;stdin&gt;", line 1, in &lt;module&gt;</text:p>
      <text:p text:style-name="P329">ValueError: I/O operation on <text:span text:style-name="T33">closed</text:span> file.</text:p>
      <text:p text:style-name="P329"/>
      <text:p text:style-name="P275">With works well and is used a lot because is closing the object, which makes the things a bit easier.</text:p>
      <text:p text:style-name="P275"/>
      <text:p text:style-name="P315">We could create the f variable this way too:</text:p>
      <text:p text:style-name="P339">&gt;&gt;&gt; f = open('xmen_base.txt', 'a')</text:p>
      <text:p text:style-name="P339">&gt;&gt;&gt; <text:span text:style-name="T33">with</text:span> f:</text:p>
      <text:p text:style-name="P339">... <text:s text:c="4"/>f.write('<text:span text:style-name="T33">Something</text:span>\n')</text:p>
      <text:p text:style-name="P339">... </text:p>
      <text:p text:style-name="P339">10</text:p>
      <text:p text:style-name="P329"/>
      <text:p text:style-name="P276">If you cat xmen_base.txt you get</text:p>
      <text:p text:style-name="P276"/>
      <text:p text:style-name="P340">bin $ cat xmen_base.txt </text:p>
      <text:p text:style-name="P340">Storm</text:p>
      <text:p text:style-name="P340">Wolverine</text:p>
      <text:p text:style-name="P340">Cyclops</text:p>
      <text:p text:style-name="P340">Bishop</text:p>
      <text:p text:style-name="P340">Nightcrawler</text:p>
      <text:p text:style-name="P352">Professor Xavier</text:p>
      <text:p text:style-name="P352">Something</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75"/>
      <text:p text:style-name="P329"/>
      <text:p text:style-name="P329"/>
      <text:p text:style-name="P329"/>
      <text:p text:style-name="P329"/>
      <text:p text:style-name="P73"><text:soft-page-break/>Parsing Command Line Parameters:</text:p>
      <text:p text:style-name="P278"/>
      <text:p text:style-name="P281"><text:a xlink:type="simple" xlink:href="https://docs.python.org/3/library/sys.html" text:style-name="Internet_20_link" text:visited-style-name="Visited_20_Internet_20_Link">sys module</text:a></text:p>
      <text:p text:style-name="P281"><text:a xlink:type="simple" xlink:href="https://docs.python.org/3/library/sys.html#sys.argv" text:style-name="Internet_20_link" text:visited-style-name="Visited_20_Internet_20_Link">sys.argv</text:a> <text:span text:style-name="T193">attribute</text:span></text:p>
      <text:p text:style-name="P278"/>
      <text:p text:style-name="P282">With sys.argv you can capture the passed in parameters when calling a script.</text:p>
      <text:p text:style-name="P282"/>
      <text:p text:style-name="P311">For instance:<text:span text:style-name="T1"> </text:span></text:p>
      <text:p text:style-name="P312"><text:span text:style-name="T1">I have </text:span><text:span text:style-name="T29">the script </text:span><text:span text:style-name="T117">param_echo</text:span><text:span text:style-name="T1"> and I want to pass in the parameter </text:span><text:span text:style-name="T117">test</text:span><text:span text:style-name="T1"> when calling the script to be executed, I will do:</text:span></text:p>
      <text:p text:style-name="P283">param_echo test</text:p>
      <text:p text:style-name="P283"/>
      <text:p text:style-name="P283">The script will capture the first parameter, test in this example.</text:p>
      <text:p text:style-name="P283"/>
      <text:p text:style-name="P359">#!/usr/bin/env python3.6</text:p>
      <text:p text:style-name="P359"/>
      <text:p text:style-name="P359">import sys </text:p>
      <text:p text:style-name="P359"/>
      <text:p text:style-name="P359">print(f"Positional arguments: {sys.argv[1]}") <text:s text:c="3"/>→ we are asking to capture the first parameter passed in (test)</text:p>
      <text:p text:style-name="P283"><text:tab/><text:tab/><text:tab/><text:tab/><text:tab/><text:tab/><text:span text:style-name="T169">if we add 0 instead will capture the full path to the name of the <text:tab/><text:tab/><text:tab/><text:tab/><text:tab/><text:tab/>script, /home/cloud_user/bin/param_echo</text:span></text:p>
      <text:p text:style-name="P283">And when is executed we have:</text:p>
      <text:p text:style-name="P353"><text:span text:style-name="T1">bin $</text:span> param_echo test</text:p>
      <text:p text:style-name="P342">Positional arguments: test</text:p>
      <text:p text:style-name="P278"/>
      <text:p text:style-name="P278"/>
      <text:p text:style-name="P312">Now a little more complicated:</text:p>
      <text:p text:style-name="P342">#!/usr/bin/env python3.6</text:p>
      <text:p text:style-name="P342"/>
      <text:p text:style-name="P342">import sys </text:p>
      <text:p text:style-name="P342"/>
      <text:p text:style-name="P342">print(f"Positional arguments: {sys.argv[<text:span text:style-name="T33">1:</text:span>]}") <text:s/>→ <text:span text:style-name="T192">Using the slice, </text:span>capture from the first <text:span text:style-name="T192">index</text:span> onward</text:p>
      <text:p text:style-name="P342">print(f"First argument: {sys.argv[1]}")<text:tab/> <text:s text:c="9"/></text:p>
      <text:p text:style-name="P278"/>
      <text:p text:style-name="P284">And when is executed we have:</text:p>
      <text:p text:style-name="P343">bin $ param_echo<text:span text:style-name="T33"> test test2 "another parameter"</text:span></text:p>
      <text:p text:style-name="P343">Positional arguments: ['test', 'test2', 'another parameter']</text:p>
      <text:p text:style-name="P343">First argument: test</text:p>
      <text:p text:style-name="P278"/>
      <text:p text:style-name="P285">What happen if we don’t pass in any argument:</text:p>
      <text:p text:style-name="P329">bin $ param_echo </text:p>
      <text:p text:style-name="P349">Positional arguments: []<text:span text:style-name="T1"> <text:s text:c="3"/>→</text:span><text:span text:style-name="T28"> the first line works, shows it empty.</text:span></text:p>
      <text:p text:style-name="P329">Traceback (most recent call last):</text:p>
      <text:p text:style-name="P329"><text:s text:c="2"/>File "/home/cloud_user/bin/param_echo", line 6, in &lt;module&gt;</text:p>
      <text:p text:style-name="P329"><text:s text:c="4"/>print(f"First argument: {sys.argv[1]}")</text:p>
      <text:p text:style-name="P329">IndexError: list index out of range <text:tab/><text:tab/><text:tab/> <text:span text:style-name="T33">→</text:span><text:span text:style-name="T46"> the second line gives us an error</text:span></text:p>
      <text:p text:style-name="P278"/>
      <text:p text:style-name="P278"/>
      <text:p text:style-name="P278"/>
      <text:p text:style-name="P278"/>
      <text:p text:style-name="P278"/>
      <text:p text:style-name="P373"/>
      <text:p text:style-name="P278"/>
      <text:p text:style-name="P278"/>
      <text:p text:style-name="P278"/>
      <text:p text:style-name="P74"><text:soft-page-break/>Robust scripts with argparse</text:p>
      <text:p text:style-name="P278"/>
      <text:p text:style-name="P286"><text:a xlink:type="simple" xlink:href="https://docs.python.org/3/library/argparse.html" text:style-name="Internet_20_link" text:visited-style-name="Visited_20_Internet_20_Link">Argparse</text:a></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05T17:06:58.133499496</dc:date>
    <meta:editing-duration>P1DT16H10M34S</meta:editing-duration>
    <meta:editing-cycles>475</meta:editing-cycles>
    <meta:generator>LibreOffice/6.0.7.3$Linux_X86_64 LibreOffice_project/00m0$Build-3</meta:generator>
    <meta:document-statistic meta:table-count="2" meta:image-count="1" meta:object-count="0" meta:page-count="32" meta:paragraph-count="1037" meta:word-count="6532" meta:character-count="38913" meta:non-whitespace-character-count="32133"/>
  </office:meta>
</office:document-meta>
</file>